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32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0.538cm"/>
    </style:style>
    <style:style style:name="co6" style:family="table-column">
      <style:table-column-properties fo:break-before="auto" style:column-width="0.5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72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006600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 style:data-style-name="N100">
      <style:table-cell-properties fo:background-color="#990000"/>
    </style:style>
    <style:style style:name="ce13" style:family="table-cell" style:parent-style-name="Default" style:data-style-name="N100">
      <style:table-cell-properties fo:background-color="#ffff99"/>
    </style:style>
    <style:style style:name="ce14" style:family="table-cell" style:parent-style-name="Default" style:data-style-name="N100">
      <style:table-cell-properties fo:background-color="#ff9900"/>
    </style:style>
    <style:style style:name="ce15" style:family="table-cell" style:parent-style-name="Default" style:data-style-name="N100">
      <style:table-cell-properties fo:background-color="#ffcc00"/>
    </style:style>
    <style:style style:name="ce16" style:family="table-cell" style:parent-style-name="Default" style:data-style-name="N100">
      <style:table-cell-properties fo:background-color="#ffff66"/>
    </style:style>
    <style:style style:name="ce17" style:family="table-cell" style:parent-style-name="Default" style:data-style-name="N100">
      <style:table-cell-properties fo:background-color="#00ccff"/>
    </style:style>
    <style:style style:name="ce18" style:family="table-cell" style:parent-style-name="Default">
      <style:table-cell-properties fo:background-color="#990000"/>
    </style:style>
    <style:style style:name="ce5" style:family="table-cell" style:parent-style-name="Default" style:data-style-name="N0"/>
    <style:style style:name="ce20" style:family="table-cell" style:parent-style-name="Default">
      <style:table-cell-properties fo:wrap-option="wrap"/>
    </style:style>
    <style:style style:name="ce21" style:family="table-cell" style:parent-style-name="Default" style:data-style-name="N0">
      <style:table-cell-properties fo:background-color="#ffff66"/>
    </style:style>
    <style:style style:name="ce22" style:family="table-cell" style:parent-style-name="Default">
      <style:table-cell-properties fo:background-color="#cc3300"/>
    </style:style>
    <style:style style:name="ce23" style:family="table-cell" style:parent-style-name="Default">
      <style:table-cell-properties fo:background-color="#000000"/>
      <style:text-properties fo:color="#00cc00" fo:font-size="44pt" style:font-size-asian="44pt" style:font-size-complex="44pt"/>
    </style:style>
    <style:style style:name="ce24" style:family="table-cell" style:parent-style-name="Default" style:data-style-name="N0">
      <style:table-cell-properties fo:background-color="#cc3300"/>
    </style:style>
    <style:style style:name="ce6" style:family="table-cell" style:parent-style-name="Default" style:data-style-name="N0">
      <style:table-cell-properties fo:background-color="#00a933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66cc99"/>
    </style:style>
    <style:style style:name="ce28" style:family="table-cell" style:parent-style-name="Default">
      <style:table-cell-properties fo:background-color="#ffff99"/>
    </style:style>
    <style:style style:name="ce29" style:family="table-cell" style:parent-style-name="Default">
      <style:table-cell-properties fo:background-color="#ff9900"/>
    </style:style>
    <style:style style:name="ce30" style:family="table-cell" style:parent-style-name="Default">
      <style:table-cell-properties fo:background-color="#ffcc00"/>
    </style:style>
    <style:style style:name="ce31" style:family="table-cell" style:parent-style-name="Default">
      <style:table-cell-properties fo:background-color="#00ccff"/>
    </style:style>
    <style:style style:name="ce32" style:family="table-cell" style:parent-style-name="Default">
      <style:table-cell-properties fo:background-color="#66cc99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INPUT TEXT</text:p>
          </table:table-cell>
          <table:table-cell office:value-type="string" calcext:value-type="string">
            <text:p>L/SPC_1</text:p>
          </table:table-cell>
          <table:table-cell office:value-type="string" calcext:value-type="string">
            <text:p>L/SPC2</text:p>
          </table:table-cell>
          <table:table-cell office:value-type="string" calcext:value-type="string">
            <text:p>L/SPC3</text:p>
          </table:table-cell>
          <table:table-cell office:value-type="string" calcext:value-type="string">
            <text:p>L/SPC4</text:p>
          </table:table-cell>
          <table:table-cell office:value-type="string" calcext:value-type="string">
            <text:p>L/SPC5</text:p>
          </table:table-cell>
          <table:table-cell office:value-type="string" calcext:value-type="string">
            <text:p>L/SPC6</text:p>
          </table:table-cell>
          <table:table-cell office:value-type="string" calcext:value-type="string">
            <text:p>L/SPC7</text:p>
          </table:table-cell>
          <table:table-cell office:value-type="string" calcext:value-type="string">
            <text:p>L/SPC8</text:p>
          </table:table-cell>
          <table:table-cell office:value-type="string" calcext:value-type="string">
            <text:p>L/SPC9</text:p>
          </table:table-cell>
          <table:table-cell office:value-type="string" calcext:value-type="string">
            <text:p>L/SPC10</text:p>
          </table:table-cell>
          <table:table-cell office:value-type="string" calcext:value-type="string">
            <text:p>LHS/RHS</text:p>
          </table:table-cell>
          <table:table-cell office:value-type="string" calcext:value-type="string">
            <text:p>OUT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rst separator</text:p>
          </table:table-cell>
          <table:table-cell office:value-type="string" calcext:value-type="string">
            <text:p>Second separa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f lhs seg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afg dage fgdaec cdbfgae cge gcbdfa fdceb gfceab ge ecfgd | eg eg dfecag ge</text:p>
          </table:table-cell>
          <table:table-cell table:formula="of:=SEARCH(&quot; &quot;;[.A4];1)" office:value-type="float" office:value="6" calcext:value-type="float">
            <text:p>6</text:p>
          </table:table-cell>
          <table:table-cell table:formula="of:=SEARCH(&quot; &quot;;[.$A$4];[.B4]+1)" office:value-type="float" office:value="11" calcext:value-type="float">
            <text:p>11</text:p>
          </table:table-cell>
          <table:table-cell table:formula="of:=SEARCH(&quot; &quot;;[.$A$4];[.C4]+1)" office:value-type="float" office:value="18" calcext:value-type="float">
            <text:p>18</text:p>
          </table:table-cell>
          <table:table-cell table:formula="of:=SEARCH(&quot; &quot;;[.$A$4];[.D4]+1)" office:value-type="float" office:value="26" calcext:value-type="float">
            <text:p>26</text:p>
          </table:table-cell>
          <table:table-cell table:formula="of:=SEARCH(&quot; &quot;;[.$A$4];[.E4]+1)" office:value-type="float" office:value="30" calcext:value-type="float">
            <text:p>30</text:p>
          </table:table-cell>
          <table:table-cell table:formula="of:=SEARCH(&quot; &quot;;[.$A$4];[.F4]+1)" office:value-type="float" office:value="37" calcext:value-type="float">
            <text:p>37</text:p>
          </table:table-cell>
          <table:table-cell table:formula="of:=SEARCH(&quot; &quot;;[.$A$4];[.G4]+1)" office:value-type="float" office:value="43" calcext:value-type="float">
            <text:p>43</text:p>
          </table:table-cell>
          <table:table-cell table:formula="of:=SEARCH(&quot; &quot;;[.$A$4];[.H4]+1)" office:value-type="float" office:value="50" calcext:value-type="float">
            <text:p>50</text:p>
          </table:table-cell>
          <table:table-cell table:formula="of:=SEARCH(&quot; &quot;;[.$A$4];[.I4]+1)" office:value-type="float" office:value="53" calcext:value-type="float">
            <text:p>53</text:p>
          </table:table-cell>
          <table:table-cell table:formula="of:=SEARCH(&quot; &quot;;[.$A$4];[.J4]+1)" office:value-type="float" office:value="59" calcext:value-type="float">
            <text:p>59</text:p>
          </table:table-cell>
          <table:table-cell table:formula="of:=SEARCH(&quot; &quot;;[.$A$4];[.K4]+1)" office:value-type="float" office:value="61" calcext:value-type="float">
            <text:p>61</text:p>
          </table:table-cell>
          <table:table-cell table:formula="of:=SEARCH(&quot; &quot;;[.$A$4];[.L4]+1)" office:value-type="float" office:value="64" calcext:value-type="float">
            <text:p>64</text:p>
          </table:table-cell>
          <table:table-cell table:formula="of:=SEARCH(&quot; &quot;;[.$A$4];[.M4]+1)" office:value-type="float" office:value="67" calcext:value-type="float">
            <text:p>67</text:p>
          </table:table-cell>
          <table:table-cell table:formula="of:=SEARCH(&quot; &quot;;[.$A$4];[.N4]+1)" office:value-type="float" office:value="74" calcext:value-type="float">
            <text:p>74</text:p>
          </table:table-cell>
          <table:table-cell table:number-columns-repeated="1009"/>
        </table:table-row>
        <table:table-row table:style-name="ro1">
          <table:table-cell table:formula="of:=SUBSTITUTE(SUBSTITUTE(SUBSTITUTE(SUBSTITUTE(SUBSTITUTE(SUBSTITUTE(SUBSTITUTE([.A4]; &quot;a&quot;; 1); &quot;b&quot;;2);&quot;c&quot;;3);&quot;d&quot;;4);&quot;e&quot;;5);&quot;f&quot;;6);&quot;g&quot;;7)" office:value-type="string" office:string-value="34167 4175 674153 3426715 375 732461 64352 763512 75 53674 | 57 57 465317 75" calcext:value-type="string">
            <text:p>34167 4175 674153 3426715 375 732461 64352 763512 75 53674 | 57 57 465317 75</text:p>
          </table:table-cell>
          <table:table-cell table:formula="of:=MID([.A5];1;[.B4]-1)" office:value-type="string" office:string-value="34167" calcext:value-type="string">
            <text:p>34167</text:p>
          </table:table-cell>
          <table:table-cell table:formula="of:=MID([.$A$5];[.B4]+1;[.C4]-[.B4]-1)" office:value-type="string" office:string-value="4175" calcext:value-type="string">
            <text:p>4175</text:p>
          </table:table-cell>
          <table:table-cell table:formula="of:=MID([.$A$5];[.C4]+1;[.D4]-[.C4]-1)" office:value-type="string" office:string-value="674153" calcext:value-type="string">
            <text:p>674153</text:p>
          </table:table-cell>
          <table:table-cell table:formula="of:=MID([.$A$5];[.D4]+1;[.E4]-[.D4]-1)" office:value-type="string" office:string-value="3426715" calcext:value-type="string">
            <text:p>3426715</text:p>
          </table:table-cell>
          <table:table-cell table:formula="of:=MID([.$A$5];[.E4]+1;[.F4]-[.E4]-1)" office:value-type="string" office:string-value="375" calcext:value-type="string">
            <text:p>375</text:p>
          </table:table-cell>
          <table:table-cell table:formula="of:=MID([.$A$5];[.F4]+1;[.G4]-[.F4]-1)" office:value-type="string" office:string-value="732461" calcext:value-type="string">
            <text:p>732461</text:p>
          </table:table-cell>
          <table:table-cell table:formula="of:=MID([.$A$5];[.G4]+1;[.H4]-[.G4]-1)" office:value-type="string" office:string-value="64352" calcext:value-type="string">
            <text:p>64352</text:p>
          </table:table-cell>
          <table:table-cell table:formula="of:=MID([.$A$5];[.H4]+1;[.I4]-[.H4]-1)" office:value-type="string" office:string-value="763512" calcext:value-type="string">
            <text:p>763512</text:p>
          </table:table-cell>
          <table:table-cell table:formula="of:=MID([.$A$5];[.I4]+1;[.J4]-[.I4]-1)" office:value-type="string" office:string-value="75" calcext:value-type="string">
            <text:p>75</text:p>
          </table:table-cell>
          <table:table-cell table:formula="of:=MID([.$A$5];[.J4]+1;[.K4]-[.J4]-1)" office:value-type="string" office:string-value="53674" calcext:value-type="string">
            <text:p>53674</text:p>
          </table:table-cell>
          <table:table-cell table:formula="of:=MID([.$A$5];[.K4]+1;[.L4]-[.K4]-1)" office:value-type="string" office:string-value="|" calcext:value-type="string">
            <text:p>|</text:p>
          </table:table-cell>
          <table:table-cell table:formula="of:=MID([.$A$5];[.L4]+1;[.M4]-[.L4]-1)" office:value-type="string" office:string-value="57" calcext:value-type="string">
            <text:p>57</text:p>
          </table:table-cell>
          <table:table-cell table:formula="of:=MID([.$A$5];[.M4]+1;[.N4]-[.M4]-1)" office:value-type="string" office:string-value="57" calcext:value-type="string">
            <text:p>57</text:p>
          </table:table-cell>
          <table:table-cell table:formula="of:=MID([.$A$5];[.N4]+1;[.O4]-[.N4]-1)" office:value-type="string" office:string-value="465317" calcext:value-type="string">
            <text:p>465317</text:p>
          </table:table-cell>
          <table:table-cell table:formula="of:=MID([.A5];[.O4]+1;7)" office:value-type="string" office:string-value="75" calcext:value-type="string">
            <text:p>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PLIT ROUND</text:p>
          </table:table-cell>
          <table:table-cell table:formula="of:=SUBSTITUTE(SUBSTITUTE([.B5]; &quot;a&quot;; 1); &quot;b&quot;;2)" office:value-type="string" office:string-value="34167" calcext:value-type="string">
            <text:p>34167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IFERROR(NUMBERVALUE(MID([.B$5];[.$A7];1));999)" office:value-type="float" office:value="3" calcext:value-type="float">
            <text:p>3</text:p>
          </table:table-cell>
          <table:table-cell table:formula="of:=IFERROR(NUMBERVALUE(MID([.C$5];[.$A7];1));999)" office:value-type="float" office:value="4" calcext:value-type="float">
            <text:p>4</text:p>
          </table:table-cell>
          <table:table-cell table:formula="of:=IFERROR(NUMBERVALUE(MID([.D$5];[.$A7];1));999)" office:value-type="float" office:value="6" calcext:value-type="float">
            <text:p>6</text:p>
          </table:table-cell>
          <table:table-cell table:formula="of:=IFERROR(NUMBERVALUE(MID([.E$5];[.$A7];1));999)" office:value-type="float" office:value="3" calcext:value-type="float">
            <text:p>3</text:p>
          </table:table-cell>
          <table:table-cell table:formula="of:=IFERROR(NUMBERVALUE(MID([.F$5];[.$A7];1));999)" office:value-type="float" office:value="3" calcext:value-type="float">
            <text:p>3</text:p>
          </table:table-cell>
          <table:table-cell table:formula="of:=IFERROR(NUMBERVALUE(MID([.G$5];[.$A7];1));999)" office:value-type="float" office:value="7" calcext:value-type="float">
            <text:p>7</text:p>
          </table:table-cell>
          <table:table-cell table:formula="of:=IFERROR(NUMBERVALUE(MID([.H$5];[.$A7];1));999)" office:value-type="float" office:value="6" calcext:value-type="float">
            <text:p>6</text:p>
          </table:table-cell>
          <table:table-cell table:formula="of:=IFERROR(NUMBERVALUE(MID([.I$5];[.$A7];1));999)" office:value-type="float" office:value="7" calcext:value-type="float">
            <text:p>7</text:p>
          </table:table-cell>
          <table:table-cell table:formula="of:=IFERROR(NUMBERVALUE(MID([.J$5];[.$A7];1));999)" office:value-type="float" office:value="7" calcext:value-type="float">
            <text:p>7</text:p>
          </table:table-cell>
          <table:table-cell table:formula="of:=IFERROR(NUMBERVALUE(MID([.K$5];[.$A7];1));999)" office:value-type="float" office:value="5" calcext:value-type="float">
            <text:p>5</text:p>
          </table:table-cell>
          <table:table-cell table:formula="of:=IFERROR(NUMBERVALUE(MID([.L$5];[.$A7];1));999)" office:value-type="float" office:value="999" calcext:value-type="float">
            <text:p>999</text:p>
          </table:table-cell>
          <table:table-cell table:formula="of:=IFERROR(NUMBERVALUE(MID([.M$5];[.$A7];1));999)" office:value-type="float" office:value="5" calcext:value-type="float">
            <text:p>5</text:p>
          </table:table-cell>
          <table:table-cell table:formula="of:=IFERROR(NUMBERVALUE(MID([.N$5];[.$A7];1));999)" office:value-type="float" office:value="5" calcext:value-type="float">
            <text:p>5</text:p>
          </table:table-cell>
          <table:table-cell table:formula="of:=IFERROR(NUMBERVALUE(MID([.O$5];[.$A7];1));999)" office:value-type="float" office:value="4" calcext:value-type="float">
            <text:p>4</text:p>
          </table:table-cell>
          <table:table-cell table:formula="of:=IFERROR(NUMBERVALUE(MID([.P$5];[.$A7];1));999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IFERROR(NUMBERVALUE(MID([.B$5];[.$A8];1));999)" office:value-type="float" office:value="4" calcext:value-type="float">
            <text:p>4</text:p>
          </table:table-cell>
          <table:table-cell table:formula="of:=IFERROR(NUMBERVALUE(MID([.C$5];[.$A8];1));999)" office:value-type="float" office:value="1" calcext:value-type="float">
            <text:p>1</text:p>
          </table:table-cell>
          <table:table-cell table:formula="of:=IFERROR(NUMBERVALUE(MID([.D$5];[.$A8];1));999)" office:value-type="float" office:value="7" calcext:value-type="float">
            <text:p>7</text:p>
          </table:table-cell>
          <table:table-cell table:formula="of:=IFERROR(NUMBERVALUE(MID([.E$5];[.$A8];1));999)" office:value-type="float" office:value="4" calcext:value-type="float">
            <text:p>4</text:p>
          </table:table-cell>
          <table:table-cell table:formula="of:=IFERROR(NUMBERVALUE(MID([.F$5];[.$A8];1));999)" office:value-type="float" office:value="7" calcext:value-type="float">
            <text:p>7</text:p>
          </table:table-cell>
          <table:table-cell table:formula="of:=IFERROR(NUMBERVALUE(MID([.G$5];[.$A8];1));999)" office:value-type="float" office:value="3" calcext:value-type="float">
            <text:p>3</text:p>
          </table:table-cell>
          <table:table-cell table:formula="of:=IFERROR(NUMBERVALUE(MID([.H$5];[.$A8];1));999)" office:value-type="float" office:value="4" calcext:value-type="float">
            <text:p>4</text:p>
          </table:table-cell>
          <table:table-cell table:formula="of:=IFERROR(NUMBERVALUE(MID([.I$5];[.$A8];1));999)" office:value-type="float" office:value="6" calcext:value-type="float">
            <text:p>6</text:p>
          </table:table-cell>
          <table:table-cell table:formula="of:=IFERROR(NUMBERVALUE(MID([.J$5];[.$A8];1));999)" office:value-type="float" office:value="5" calcext:value-type="float">
            <text:p>5</text:p>
          </table:table-cell>
          <table:table-cell table:formula="of:=IFERROR(NUMBERVALUE(MID([.K$5];[.$A8];1));999)" office:value-type="float" office:value="3" calcext:value-type="float">
            <text:p>3</text:p>
          </table:table-cell>
          <table:table-cell table:formula="of:=IFERROR(NUMBERVALUE(MID([.L$5];[.$A8];1));999)" office:value-type="float" office:value="999" calcext:value-type="float">
            <text:p>999</text:p>
          </table:table-cell>
          <table:table-cell table:formula="of:=IFERROR(NUMBERVALUE(MID([.M$5];[.$A8];1));999)" office:value-type="float" office:value="7" calcext:value-type="float">
            <text:p>7</text:p>
          </table:table-cell>
          <table:table-cell table:formula="of:=IFERROR(NUMBERVALUE(MID([.N$5];[.$A8];1));999)" office:value-type="float" office:value="7" calcext:value-type="float">
            <text:p>7</text:p>
          </table:table-cell>
          <table:table-cell table:formula="of:=IFERROR(NUMBERVALUE(MID([.O$5];[.$A8];1));999)" office:value-type="float" office:value="6" calcext:value-type="float">
            <text:p>6</text:p>
          </table:table-cell>
          <table:table-cell table:formula="of:=IFERROR(NUMBERVALUE(MID([.P$5];[.$A8];1));999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IFERROR(NUMBERVALUE(MID([.B$5];[.$A9];1));999)" office:value-type="float" office:value="1" calcext:value-type="float">
            <text:p>1</text:p>
          </table:table-cell>
          <table:table-cell table:formula="of:=IFERROR(NUMBERVALUE(MID([.C$5];[.$A9];1));999)" office:value-type="float" office:value="7" calcext:value-type="float">
            <text:p>7</text:p>
          </table:table-cell>
          <table:table-cell table:formula="of:=IFERROR(NUMBERVALUE(MID([.D$5];[.$A9];1));999)" office:value-type="float" office:value="4" calcext:value-type="float">
            <text:p>4</text:p>
          </table:table-cell>
          <table:table-cell table:formula="of:=IFERROR(NUMBERVALUE(MID([.E$5];[.$A9];1));999)" office:value-type="float" office:value="2" calcext:value-type="float">
            <text:p>2</text:p>
          </table:table-cell>
          <table:table-cell table:formula="of:=IFERROR(NUMBERVALUE(MID([.F$5];[.$A9];1));999)" office:value-type="float" office:value="5" calcext:value-type="float">
            <text:p>5</text:p>
          </table:table-cell>
          <table:table-cell table:formula="of:=IFERROR(NUMBERVALUE(MID([.G$5];[.$A9];1));999)" office:value-type="float" office:value="2" calcext:value-type="float">
            <text:p>2</text:p>
          </table:table-cell>
          <table:table-cell table:formula="of:=IFERROR(NUMBERVALUE(MID([.H$5];[.$A9];1));999)" office:value-type="float" office:value="3" calcext:value-type="float">
            <text:p>3</text:p>
          </table:table-cell>
          <table:table-cell table:formula="of:=IFERROR(NUMBERVALUE(MID([.I$5];[.$A9];1));999)" office:value-type="float" office:value="3" calcext:value-type="float">
            <text:p>3</text:p>
          </table:table-cell>
          <table:table-cell table:formula="of:=IFERROR(NUMBERVALUE(MID([.J$5];[.$A9];1));999)" office:value-type="float" office:value="999" calcext:value-type="float">
            <text:p>999</text:p>
          </table:table-cell>
          <table:table-cell table:formula="of:=IFERROR(NUMBERVALUE(MID([.K$5];[.$A9];1));999)" office:value-type="float" office:value="6" calcext:value-type="float">
            <text:p>6</text:p>
          </table:table-cell>
          <table:table-cell table:formula="of:=IFERROR(NUMBERVALUE(MID([.L$5];[.$A9];1));999)" office:value-type="float" office:value="999" calcext:value-type="float">
            <text:p>999</text:p>
          </table:table-cell>
          <table:table-cell table:formula="of:=IFERROR(NUMBERVALUE(MID([.M$5];[.$A9];1));999)" office:value-type="float" office:value="999" calcext:value-type="float">
            <text:p>999</text:p>
          </table:table-cell>
          <table:table-cell table:formula="of:=IFERROR(NUMBERVALUE(MID([.N$5];[.$A9];1));999)" office:value-type="float" office:value="999" calcext:value-type="float">
            <text:p>999</text:p>
          </table:table-cell>
          <table:table-cell table:formula="of:=IFERROR(NUMBERVALUE(MID([.O$5];[.$A9];1));999)" office:value-type="float" office:value="5" calcext:value-type="float">
            <text:p>5</text:p>
          </table:table-cell>
          <table:table-cell table:formula="of:=IFERROR(NUMBERVALUE(MID([.P$5];[.$A9];1));999)"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IFERROR(NUMBERVALUE(MID([.B$5];[.$A10];1));999)" office:value-type="float" office:value="6" calcext:value-type="float">
            <text:p>6</text:p>
          </table:table-cell>
          <table:table-cell table:formula="of:=IFERROR(NUMBERVALUE(MID([.C$5];[.$A10];1));999)" office:value-type="float" office:value="5" calcext:value-type="float">
            <text:p>5</text:p>
          </table:table-cell>
          <table:table-cell table:formula="of:=IFERROR(NUMBERVALUE(MID([.D$5];[.$A10];1));999)" office:value-type="float" office:value="1" calcext:value-type="float">
            <text:p>1</text:p>
          </table:table-cell>
          <table:table-cell table:formula="of:=IFERROR(NUMBERVALUE(MID([.E$5];[.$A10];1));999)" office:value-type="float" office:value="6" calcext:value-type="float">
            <text:p>6</text:p>
          </table:table-cell>
          <table:table-cell table:formula="of:=IFERROR(NUMBERVALUE(MID([.F$5];[.$A10];1));999)" office:value-type="float" office:value="999" calcext:value-type="float">
            <text:p>999</text:p>
          </table:table-cell>
          <table:table-cell table:formula="of:=IFERROR(NUMBERVALUE(MID([.G$5];[.$A10];1));999)" office:value-type="float" office:value="4" calcext:value-type="float">
            <text:p>4</text:p>
          </table:table-cell>
          <table:table-cell table:formula="of:=IFERROR(NUMBERVALUE(MID([.H$5];[.$A10];1));999)" office:value-type="float" office:value="5" calcext:value-type="float">
            <text:p>5</text:p>
          </table:table-cell>
          <table:table-cell table:formula="of:=IFERROR(NUMBERVALUE(MID([.I$5];[.$A10];1));999)" office:value-type="float" office:value="5" calcext:value-type="float">
            <text:p>5</text:p>
          </table:table-cell>
          <table:table-cell table:formula="of:=IFERROR(NUMBERVALUE(MID([.J$5];[.$A10];1));999)" office:value-type="float" office:value="999" calcext:value-type="float">
            <text:p>999</text:p>
          </table:table-cell>
          <table:table-cell table:formula="of:=IFERROR(NUMBERVALUE(MID([.K$5];[.$A10];1));999)" office:value-type="float" office:value="7" calcext:value-type="float">
            <text:p>7</text:p>
          </table:table-cell>
          <table:table-cell table:formula="of:=IFERROR(NUMBERVALUE(MID([.L$5];[.$A10];1));999)" office:value-type="float" office:value="999" calcext:value-type="float">
            <text:p>999</text:p>
          </table:table-cell>
          <table:table-cell table:formula="of:=IFERROR(NUMBERVALUE(MID([.M$5];[.$A10];1));999)" office:value-type="float" office:value="999" calcext:value-type="float">
            <text:p>999</text:p>
          </table:table-cell>
          <table:table-cell table:formula="of:=IFERROR(NUMBERVALUE(MID([.N$5];[.$A10];1));999)" office:value-type="float" office:value="999" calcext:value-type="float">
            <text:p>999</text:p>
          </table:table-cell>
          <table:table-cell table:formula="of:=IFERROR(NUMBERVALUE(MID([.O$5];[.$A10];1));999)" office:value-type="float" office:value="3" calcext:value-type="float">
            <text:p>3</text:p>
          </table:table-cell>
          <table:table-cell table:formula="of:=IFERROR(NUMBERVALUE(MID([.P$5];[.$A10];1));999)"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IFERROR(NUMBERVALUE(MID([.B$5];[.$A11];1));999)" office:value-type="float" office:value="7" calcext:value-type="float">
            <text:p>7</text:p>
          </table:table-cell>
          <table:table-cell table:formula="of:=IFERROR(NUMBERVALUE(MID([.C$5];[.$A11];1));999)" office:value-type="float" office:value="999" calcext:value-type="float">
            <text:p>999</text:p>
          </table:table-cell>
          <table:table-cell table:formula="of:=IFERROR(NUMBERVALUE(MID([.D$5];[.$A11];1));999)" office:value-type="float" office:value="5" calcext:value-type="float">
            <text:p>5</text:p>
          </table:table-cell>
          <table:table-cell table:formula="of:=IFERROR(NUMBERVALUE(MID([.E$5];[.$A11];1));999)" office:value-type="float" office:value="7" calcext:value-type="float">
            <text:p>7</text:p>
          </table:table-cell>
          <table:table-cell table:formula="of:=IFERROR(NUMBERVALUE(MID([.F$5];[.$A11];1));999)" office:value-type="float" office:value="999" calcext:value-type="float">
            <text:p>999</text:p>
          </table:table-cell>
          <table:table-cell table:formula="of:=IFERROR(NUMBERVALUE(MID([.G$5];[.$A11];1));999)" office:value-type="float" office:value="6" calcext:value-type="float">
            <text:p>6</text:p>
          </table:table-cell>
          <table:table-cell table:formula="of:=IFERROR(NUMBERVALUE(MID([.H$5];[.$A11];1));999)" office:value-type="float" office:value="2" calcext:value-type="float">
            <text:p>2</text:p>
          </table:table-cell>
          <table:table-cell table:formula="of:=IFERROR(NUMBERVALUE(MID([.I$5];[.$A11];1));999)" office:value-type="float" office:value="1" calcext:value-type="float">
            <text:p>1</text:p>
          </table:table-cell>
          <table:table-cell table:formula="of:=IFERROR(NUMBERVALUE(MID([.J$5];[.$A11];1));999)" office:value-type="float" office:value="999" calcext:value-type="float">
            <text:p>999</text:p>
          </table:table-cell>
          <table:table-cell table:formula="of:=IFERROR(NUMBERVALUE(MID([.K$5];[.$A11];1));999)" office:value-type="float" office:value="4" calcext:value-type="float">
            <text:p>4</text:p>
          </table:table-cell>
          <table:table-cell table:formula="of:=IFERROR(NUMBERVALUE(MID([.L$5];[.$A11];1));999)" office:value-type="float" office:value="999" calcext:value-type="float">
            <text:p>999</text:p>
          </table:table-cell>
          <table:table-cell table:formula="of:=IFERROR(NUMBERVALUE(MID([.M$5];[.$A11];1));999)" office:value-type="float" office:value="999" calcext:value-type="float">
            <text:p>999</text:p>
          </table:table-cell>
          <table:table-cell table:formula="of:=IFERROR(NUMBERVALUE(MID([.N$5];[.$A11];1));999)" office:value-type="float" office:value="999" calcext:value-type="float">
            <text:p>999</text:p>
          </table:table-cell>
          <table:table-cell table:formula="of:=IFERROR(NUMBERVALUE(MID([.O$5];[.$A11];1));999)" office:value-type="float" office:value="1" calcext:value-type="float">
            <text:p>1</text:p>
          </table:table-cell>
          <table:table-cell table:formula="of:=IFERROR(NUMBERVALUE(MID([.P$5];[.$A11];1));999)"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IFERROR(NUMBERVALUE(MID([.B$5];[.$A12];1));999)" office:value-type="float" office:value="999" calcext:value-type="float">
            <text:p>999</text:p>
          </table:table-cell>
          <table:table-cell table:formula="of:=IFERROR(NUMBERVALUE(MID([.C$5];[.$A12];1));999)" office:value-type="float" office:value="999" calcext:value-type="float">
            <text:p>999</text:p>
          </table:table-cell>
          <table:table-cell table:formula="of:=IFERROR(NUMBERVALUE(MID([.D$5];[.$A12];1));999)" office:value-type="float" office:value="3" calcext:value-type="float">
            <text:p>3</text:p>
          </table:table-cell>
          <table:table-cell table:formula="of:=IFERROR(NUMBERVALUE(MID([.E$5];[.$A12];1));999)" office:value-type="float" office:value="1" calcext:value-type="float">
            <text:p>1</text:p>
          </table:table-cell>
          <table:table-cell table:formula="of:=IFERROR(NUMBERVALUE(MID([.F$5];[.$A12];1));999)" office:value-type="float" office:value="999" calcext:value-type="float">
            <text:p>999</text:p>
          </table:table-cell>
          <table:table-cell table:formula="of:=IFERROR(NUMBERVALUE(MID([.G$5];[.$A12];1));999)" office:value-type="float" office:value="1" calcext:value-type="float">
            <text:p>1</text:p>
          </table:table-cell>
          <table:table-cell table:formula="of:=IFERROR(NUMBERVALUE(MID([.H$5];[.$A12];1));999)" office:value-type="float" office:value="999" calcext:value-type="float">
            <text:p>999</text:p>
          </table:table-cell>
          <table:table-cell table:formula="of:=IFERROR(NUMBERVALUE(MID([.I$5];[.$A12];1));999)" office:value-type="float" office:value="2" calcext:value-type="float">
            <text:p>2</text:p>
          </table:table-cell>
          <table:table-cell table:formula="of:=IFERROR(NUMBERVALUE(MID([.J$5];[.$A12];1));999)" office:value-type="float" office:value="999" calcext:value-type="float">
            <text:p>999</text:p>
          </table:table-cell>
          <table:table-cell table:formula="of:=IFERROR(NUMBERVALUE(MID([.K$5];[.$A12];1));999)" office:value-type="float" office:value="999" calcext:value-type="float">
            <text:p>999</text:p>
          </table:table-cell>
          <table:table-cell table:formula="of:=IFERROR(NUMBERVALUE(MID([.L$5];[.$A12];1));999)" office:value-type="float" office:value="999" calcext:value-type="float">
            <text:p>999</text:p>
          </table:table-cell>
          <table:table-cell table:formula="of:=IFERROR(NUMBERVALUE(MID([.M$5];[.$A12];1));999)" office:value-type="float" office:value="999" calcext:value-type="float">
            <text:p>999</text:p>
          </table:table-cell>
          <table:table-cell table:formula="of:=IFERROR(NUMBERVALUE(MID([.N$5];[.$A12];1));999)" office:value-type="float" office:value="999" calcext:value-type="float">
            <text:p>999</text:p>
          </table:table-cell>
          <table:table-cell table:formula="of:=IFERROR(NUMBERVALUE(MID([.O$5];[.$A12];1));999)" office:value-type="float" office:value="7" calcext:value-type="float">
            <text:p>7</text:p>
          </table:table-cell>
          <table:table-cell table:formula="of:=IFERROR(NUMBERVALUE(MID([.P$5];[.$A12];1));999)"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IFERROR(NUMBERVALUE(MID([.B$5];[.$A13];1));999)" office:value-type="float" office:value="999" calcext:value-type="float">
            <text:p>999</text:p>
          </table:table-cell>
          <table:table-cell table:formula="of:=IFERROR(NUMBERVALUE(MID([.C$5];[.$A13];1));999)" office:value-type="float" office:value="999" calcext:value-type="float">
            <text:p>999</text:p>
          </table:table-cell>
          <table:table-cell table:formula="of:=IFERROR(NUMBERVALUE(MID([.D$5];[.$A13];1));999)" office:value-type="float" office:value="999" calcext:value-type="float">
            <text:p>999</text:p>
          </table:table-cell>
          <table:table-cell table:formula="of:=IFERROR(NUMBERVALUE(MID([.E$5];[.$A13];1));999)" office:value-type="float" office:value="5" calcext:value-type="float">
            <text:p>5</text:p>
          </table:table-cell>
          <table:table-cell table:formula="of:=IFERROR(NUMBERVALUE(MID([.F$5];[.$A13];1));999)" office:value-type="float" office:value="999" calcext:value-type="float">
            <text:p>999</text:p>
          </table:table-cell>
          <table:table-cell table:formula="of:=IFERROR(NUMBERVALUE(MID([.G$5];[.$A13];1));999)" office:value-type="float" office:value="999" calcext:value-type="float">
            <text:p>999</text:p>
          </table:table-cell>
          <table:table-cell table:formula="of:=IFERROR(NUMBERVALUE(MID([.H$5];[.$A13];1));999)" office:value-type="float" office:value="999" calcext:value-type="float">
            <text:p>999</text:p>
          </table:table-cell>
          <table:table-cell table:formula="of:=IFERROR(NUMBERVALUE(MID([.I$5];[.$A13];1));999)" office:value-type="float" office:value="999" calcext:value-type="float">
            <text:p>999</text:p>
          </table:table-cell>
          <table:table-cell table:formula="of:=IFERROR(NUMBERVALUE(MID([.J$5];[.$A13];1));999)" office:value-type="float" office:value="999" calcext:value-type="float">
            <text:p>999</text:p>
          </table:table-cell>
          <table:table-cell table:formula="of:=IFERROR(NUMBERVALUE(MID([.K$5];[.$A13];1));999)" office:value-type="float" office:value="999" calcext:value-type="float">
            <text:p>999</text:p>
          </table:table-cell>
          <table:table-cell table:formula="of:=IFERROR(NUMBERVALUE(MID([.L$5];[.$A13];1));999)" office:value-type="float" office:value="999" calcext:value-type="float">
            <text:p>999</text:p>
          </table:table-cell>
          <table:table-cell table:formula="of:=IFERROR(NUMBERVALUE(MID([.M$5];[.$A13];1));999)" office:value-type="float" office:value="999" calcext:value-type="float">
            <text:p>999</text:p>
          </table:table-cell>
          <table:table-cell table:formula="of:=IFERROR(NUMBERVALUE(MID([.N$5];[.$A13];1));999)" office:value-type="float" office:value="999" calcext:value-type="float">
            <text:p>999</text:p>
          </table:table-cell>
          <table:table-cell table:formula="of:=IFERROR(NUMBERVALUE(MID([.O$5];[.$A13];1));999)" office:value-type="float" office:value="999" calcext:value-type="float">
            <text:p>999</text:p>
          </table:table-cell>
          <table:table-cell table:formula="of:=IFERROR(NUMBERVALUE(MID([.P$5];[.$A13];1));999)"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 table:style-name="ce3" table:number-columns-repeated="64"/>
          <table:table-cell table:number-columns-repeated="960"/>
        </table:table-row>
        <table:table-row table:style-name="ro1">
          <table:table-cell table:style-name="ce1" office:value-type="string" calcext:value-type="string">
            <text:p>SORT ROUND </text:p>
          </table:table-cell>
          <table:table-cell table:number-columns-repeated="102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SMALL([.B$7:.B$13]; [.$A16])" office:value-type="float" office:value="1" calcext:value-type="float">
            <text:p>1</text:p>
          </table:table-cell>
          <table:table-cell table:formula="of:=SMALL([.C$7:.C$13]; [.$A16])" office:value-type="float" office:value="1" calcext:value-type="float">
            <text:p>1</text:p>
          </table:table-cell>
          <table:table-cell table:formula="of:=SMALL([.D$7:.D$13]; [.$A16])" office:value-type="float" office:value="1" calcext:value-type="float">
            <text:p>1</text:p>
          </table:table-cell>
          <table:table-cell table:formula="of:=SMALL([.E$7:.E$13]; [.$A16])" office:value-type="float" office:value="1" calcext:value-type="float">
            <text:p>1</text:p>
          </table:table-cell>
          <table:table-cell table:formula="of:=SMALL([.F$7:.F$13]; [.$A16])" office:value-type="float" office:value="3" calcext:value-type="float">
            <text:p>3</text:p>
          </table:table-cell>
          <table:table-cell table:formula="of:=SMALL([.G$7:.G$13]; [.$A16])" office:value-type="float" office:value="1" calcext:value-type="float">
            <text:p>1</text:p>
          </table:table-cell>
          <table:table-cell table:formula="of:=SMALL([.H$7:.H$13]; [.$A16])" office:value-type="float" office:value="2" calcext:value-type="float">
            <text:p>2</text:p>
          </table:table-cell>
          <table:table-cell table:formula="of:=SMALL([.I$7:.I$13]; [.$A16])" office:value-type="float" office:value="1" calcext:value-type="float">
            <text:p>1</text:p>
          </table:table-cell>
          <table:table-cell table:formula="of:=SMALL([.J$7:.J$13]; [.$A16])" office:value-type="float" office:value="5" calcext:value-type="float">
            <text:p>5</text:p>
          </table:table-cell>
          <table:table-cell table:formula="of:=SMALL([.K$7:.K$13]; [.$A16])" office:value-type="float" office:value="3" calcext:value-type="float">
            <text:p>3</text:p>
          </table:table-cell>
          <table:table-cell table:formula="of:=SMALL([.L$7:.L$13]; [.$A16])" office:value-type="float" office:value="999" calcext:value-type="float">
            <text:p>999</text:p>
          </table:table-cell>
          <table:table-cell table:formula="of:=SMALL([.M$7:.M$13]; [.$A16])" office:value-type="float" office:value="5" calcext:value-type="float">
            <text:p>5</text:p>
          </table:table-cell>
          <table:table-cell table:formula="of:=SMALL([.N$7:.N$13]; [.$A16])" office:value-type="float" office:value="5" calcext:value-type="float">
            <text:p>5</text:p>
          </table:table-cell>
          <table:table-cell table:formula="of:=SMALL([.O$7:.O$13]; [.$A16])" office:value-type="float" office:value="1" calcext:value-type="float">
            <text:p>1</text:p>
          </table:table-cell>
          <table:table-cell table:formula="of:=SMALL([.P$7:.P$13]; [.$A1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SMALL([.B$7:.B$13]; [.$A17])" office:value-type="float" office:value="3" calcext:value-type="float">
            <text:p>3</text:p>
          </table:table-cell>
          <table:table-cell table:formula="of:=SMALL([.C$7:.C$13]; [.$A17])" office:value-type="float" office:value="4" calcext:value-type="float">
            <text:p>4</text:p>
          </table:table-cell>
          <table:table-cell table:formula="of:=SMALL([.D$7:.D$13]; [.$A17])" office:value-type="float" office:value="3" calcext:value-type="float">
            <text:p>3</text:p>
          </table:table-cell>
          <table:table-cell table:formula="of:=SMALL([.E$7:.E$13]; [.$A17])" office:value-type="float" office:value="2" calcext:value-type="float">
            <text:p>2</text:p>
          </table:table-cell>
          <table:table-cell table:formula="of:=SMALL([.F$7:.F$13]; [.$A17])" office:value-type="float" office:value="5" calcext:value-type="float">
            <text:p>5</text:p>
          </table:table-cell>
          <table:table-cell table:formula="of:=SMALL([.G$7:.G$13]; [.$A17])" office:value-type="float" office:value="2" calcext:value-type="float">
            <text:p>2</text:p>
          </table:table-cell>
          <table:table-cell table:formula="of:=SMALL([.H$7:.H$13]; [.$A17])" office:value-type="float" office:value="3" calcext:value-type="float">
            <text:p>3</text:p>
          </table:table-cell>
          <table:table-cell table:formula="of:=SMALL([.I$7:.I$13]; [.$A17])" office:value-type="float" office:value="2" calcext:value-type="float">
            <text:p>2</text:p>
          </table:table-cell>
          <table:table-cell table:formula="of:=SMALL([.J$7:.J$13]; [.$A17])" office:value-type="float" office:value="7" calcext:value-type="float">
            <text:p>7</text:p>
          </table:table-cell>
          <table:table-cell table:formula="of:=SMALL([.K$7:.K$13]; [.$A17])" office:value-type="float" office:value="4" calcext:value-type="float">
            <text:p>4</text:p>
          </table:table-cell>
          <table:table-cell table:formula="of:=SMALL([.L$7:.L$13]; [.$A17])" office:value-type="float" office:value="999" calcext:value-type="float">
            <text:p>999</text:p>
          </table:table-cell>
          <table:table-cell table:formula="of:=SMALL([.M$7:.M$13]; [.$A17])" office:value-type="float" office:value="7" calcext:value-type="float">
            <text:p>7</text:p>
          </table:table-cell>
          <table:table-cell table:formula="of:=SMALL([.N$7:.N$13]; [.$A17])" office:value-type="float" office:value="7" calcext:value-type="float">
            <text:p>7</text:p>
          </table:table-cell>
          <table:table-cell table:formula="of:=SMALL([.O$7:.O$13]; [.$A17])" office:value-type="float" office:value="3" calcext:value-type="float">
            <text:p>3</text:p>
          </table:table-cell>
          <table:table-cell table:formula="of:=SMALL([.P$7:.P$13]; [.$A17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SMALL([.B$7:.B$13]; [.$A18])" office:value-type="float" office:value="4" calcext:value-type="float">
            <text:p>4</text:p>
          </table:table-cell>
          <table:table-cell table:formula="of:=SMALL([.C$7:.C$13]; [.$A18])" office:value-type="float" office:value="5" calcext:value-type="float">
            <text:p>5</text:p>
          </table:table-cell>
          <table:table-cell table:formula="of:=SMALL([.D$7:.D$13]; [.$A18])" office:value-type="float" office:value="4" calcext:value-type="float">
            <text:p>4</text:p>
          </table:table-cell>
          <table:table-cell table:formula="of:=SMALL([.E$7:.E$13]; [.$A18])" office:value-type="float" office:value="3" calcext:value-type="float">
            <text:p>3</text:p>
          </table:table-cell>
          <table:table-cell table:formula="of:=SMALL([.F$7:.F$13]; [.$A18])" office:value-type="float" office:value="7" calcext:value-type="float">
            <text:p>7</text:p>
          </table:table-cell>
          <table:table-cell table:formula="of:=SMALL([.G$7:.G$13]; [.$A18])" office:value-type="float" office:value="3" calcext:value-type="float">
            <text:p>3</text:p>
          </table:table-cell>
          <table:table-cell table:formula="of:=SMALL([.H$7:.H$13]; [.$A18])" office:value-type="float" office:value="4" calcext:value-type="float">
            <text:p>4</text:p>
          </table:table-cell>
          <table:table-cell table:formula="of:=SMALL([.I$7:.I$13]; [.$A18])" office:value-type="float" office:value="3" calcext:value-type="float">
            <text:p>3</text:p>
          </table:table-cell>
          <table:table-cell table:formula="of:=SMALL([.J$7:.J$13]; [.$A18])" office:value-type="float" office:value="999" calcext:value-type="float">
            <text:p>999</text:p>
          </table:table-cell>
          <table:table-cell table:formula="of:=SMALL([.K$7:.K$13]; [.$A18])" office:value-type="float" office:value="5" calcext:value-type="float">
            <text:p>5</text:p>
          </table:table-cell>
          <table:table-cell table:formula="of:=SMALL([.L$7:.L$13]; [.$A18])" office:value-type="float" office:value="999" calcext:value-type="float">
            <text:p>999</text:p>
          </table:table-cell>
          <table:table-cell table:formula="of:=SMALL([.M$7:.M$13]; [.$A18])" office:value-type="float" office:value="999" calcext:value-type="float">
            <text:p>999</text:p>
          </table:table-cell>
          <table:table-cell table:formula="of:=SMALL([.N$7:.N$13]; [.$A18])" office:value-type="float" office:value="999" calcext:value-type="float">
            <text:p>999</text:p>
          </table:table-cell>
          <table:table-cell table:formula="of:=SMALL([.O$7:.O$13]; [.$A18])" office:value-type="float" office:value="4" calcext:value-type="float">
            <text:p>4</text:p>
          </table:table-cell>
          <table:table-cell table:formula="of:=SMALL([.P$7:.P$13]; [.$A18])"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SMALL([.B$7:.B$13]; [.$A19])" office:value-type="float" office:value="6" calcext:value-type="float">
            <text:p>6</text:p>
          </table:table-cell>
          <table:table-cell table:formula="of:=SMALL([.C$7:.C$13]; [.$A19])" office:value-type="float" office:value="7" calcext:value-type="float">
            <text:p>7</text:p>
          </table:table-cell>
          <table:table-cell table:formula="of:=SMALL([.D$7:.D$13]; [.$A19])" office:value-type="float" office:value="5" calcext:value-type="float">
            <text:p>5</text:p>
          </table:table-cell>
          <table:table-cell table:formula="of:=SMALL([.E$7:.E$13]; [.$A19])" office:value-type="float" office:value="4" calcext:value-type="float">
            <text:p>4</text:p>
          </table:table-cell>
          <table:table-cell table:formula="of:=SMALL([.F$7:.F$13]; [.$A19])" office:value-type="float" office:value="999" calcext:value-type="float">
            <text:p>999</text:p>
          </table:table-cell>
          <table:table-cell table:formula="of:=SMALL([.G$7:.G$13]; [.$A19])" office:value-type="float" office:value="4" calcext:value-type="float">
            <text:p>4</text:p>
          </table:table-cell>
          <table:table-cell table:formula="of:=SMALL([.H$7:.H$13]; [.$A19])" office:value-type="float" office:value="5" calcext:value-type="float">
            <text:p>5</text:p>
          </table:table-cell>
          <table:table-cell table:formula="of:=SMALL([.I$7:.I$13]; [.$A19])" office:value-type="float" office:value="5" calcext:value-type="float">
            <text:p>5</text:p>
          </table:table-cell>
          <table:table-cell table:formula="of:=SMALL([.J$7:.J$13]; [.$A19])" office:value-type="float" office:value="999" calcext:value-type="float">
            <text:p>999</text:p>
          </table:table-cell>
          <table:table-cell table:formula="of:=SMALL([.K$7:.K$13]; [.$A19])" office:value-type="float" office:value="6" calcext:value-type="float">
            <text:p>6</text:p>
          </table:table-cell>
          <table:table-cell table:formula="of:=SMALL([.L$7:.L$13]; [.$A19])" office:value-type="float" office:value="999" calcext:value-type="float">
            <text:p>999</text:p>
          </table:table-cell>
          <table:table-cell table:formula="of:=SMALL([.M$7:.M$13]; [.$A19])" office:value-type="float" office:value="999" calcext:value-type="float">
            <text:p>999</text:p>
          </table:table-cell>
          <table:table-cell table:formula="of:=SMALL([.N$7:.N$13]; [.$A19])" office:value-type="float" office:value="999" calcext:value-type="float">
            <text:p>999</text:p>
          </table:table-cell>
          <table:table-cell table:formula="of:=SMALL([.O$7:.O$13]; [.$A19])" office:value-type="float" office:value="5" calcext:value-type="float">
            <text:p>5</text:p>
          </table:table-cell>
          <table:table-cell table:formula="of:=SMALL([.P$7:.P$13]; [.$A19])"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SMALL([.B$7:.B$13]; [.$A20])" office:value-type="float" office:value="7" calcext:value-type="float">
            <text:p>7</text:p>
          </table:table-cell>
          <table:table-cell table:formula="of:=SMALL([.C$7:.C$13]; [.$A20])" office:value-type="float" office:value="999" calcext:value-type="float">
            <text:p>999</text:p>
          </table:table-cell>
          <table:table-cell table:formula="of:=SMALL([.D$7:.D$13]; [.$A20])" office:value-type="float" office:value="6" calcext:value-type="float">
            <text:p>6</text:p>
          </table:table-cell>
          <table:table-cell table:formula="of:=SMALL([.E$7:.E$13]; [.$A20])" office:value-type="float" office:value="5" calcext:value-type="float">
            <text:p>5</text:p>
          </table:table-cell>
          <table:table-cell table:formula="of:=SMALL([.F$7:.F$13]; [.$A20])" office:value-type="float" office:value="999" calcext:value-type="float">
            <text:p>999</text:p>
          </table:table-cell>
          <table:table-cell table:formula="of:=SMALL([.G$7:.G$13]; [.$A20])" office:value-type="float" office:value="6" calcext:value-type="float">
            <text:p>6</text:p>
          </table:table-cell>
          <table:table-cell table:formula="of:=SMALL([.H$7:.H$13]; [.$A20])" office:value-type="float" office:value="6" calcext:value-type="float">
            <text:p>6</text:p>
          </table:table-cell>
          <table:table-cell table:formula="of:=SMALL([.I$7:.I$13]; [.$A20])" office:value-type="float" office:value="6" calcext:value-type="float">
            <text:p>6</text:p>
          </table:table-cell>
          <table:table-cell table:formula="of:=SMALL([.J$7:.J$13]; [.$A20])" office:value-type="float" office:value="999" calcext:value-type="float">
            <text:p>999</text:p>
          </table:table-cell>
          <table:table-cell table:formula="of:=SMALL([.K$7:.K$13]; [.$A20])" office:value-type="float" office:value="7" calcext:value-type="float">
            <text:p>7</text:p>
          </table:table-cell>
          <table:table-cell table:formula="of:=SMALL([.L$7:.L$13]; [.$A20])" office:value-type="float" office:value="999" calcext:value-type="float">
            <text:p>999</text:p>
          </table:table-cell>
          <table:table-cell table:formula="of:=SMALL([.M$7:.M$13]; [.$A20])" office:value-type="float" office:value="999" calcext:value-type="float">
            <text:p>999</text:p>
          </table:table-cell>
          <table:table-cell table:formula="of:=SMALL([.N$7:.N$13]; [.$A20])" office:value-type="float" office:value="999" calcext:value-type="float">
            <text:p>999</text:p>
          </table:table-cell>
          <table:table-cell table:formula="of:=SMALL([.O$7:.O$13]; [.$A20])" office:value-type="float" office:value="6" calcext:value-type="float">
            <text:p>6</text:p>
          </table:table-cell>
          <table:table-cell table:formula="of:=SMALL([.P$7:.P$13]; [.$A20])"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SMALL([.B$7:.B$13]; [.$A21])" office:value-type="float" office:value="999" calcext:value-type="float">
            <text:p>999</text:p>
          </table:table-cell>
          <table:table-cell table:formula="of:=SMALL([.C$7:.C$13]; [.$A21])" office:value-type="float" office:value="999" calcext:value-type="float">
            <text:p>999</text:p>
          </table:table-cell>
          <table:table-cell table:formula="of:=SMALL([.D$7:.D$13]; [.$A21])" office:value-type="float" office:value="7" calcext:value-type="float">
            <text:p>7</text:p>
          </table:table-cell>
          <table:table-cell table:formula="of:=SMALL([.E$7:.E$13]; [.$A21])" office:value-type="float" office:value="6" calcext:value-type="float">
            <text:p>6</text:p>
          </table:table-cell>
          <table:table-cell table:formula="of:=SMALL([.F$7:.F$13]; [.$A21])" office:value-type="float" office:value="999" calcext:value-type="float">
            <text:p>999</text:p>
          </table:table-cell>
          <table:table-cell table:formula="of:=SMALL([.G$7:.G$13]; [.$A21])" office:value-type="float" office:value="7" calcext:value-type="float">
            <text:p>7</text:p>
          </table:table-cell>
          <table:table-cell table:formula="of:=SMALL([.H$7:.H$13]; [.$A21])" office:value-type="float" office:value="999" calcext:value-type="float">
            <text:p>999</text:p>
          </table:table-cell>
          <table:table-cell table:formula="of:=SMALL([.I$7:.I$13]; [.$A21])" office:value-type="float" office:value="7" calcext:value-type="float">
            <text:p>7</text:p>
          </table:table-cell>
          <table:table-cell table:formula="of:=SMALL([.J$7:.J$13]; [.$A21])" office:value-type="float" office:value="999" calcext:value-type="float">
            <text:p>999</text:p>
          </table:table-cell>
          <table:table-cell table:formula="of:=SMALL([.K$7:.K$13]; [.$A21])" office:value-type="float" office:value="999" calcext:value-type="float">
            <text:p>999</text:p>
          </table:table-cell>
          <table:table-cell table:formula="of:=SMALL([.L$7:.L$13]; [.$A21])" office:value-type="float" office:value="999" calcext:value-type="float">
            <text:p>999</text:p>
          </table:table-cell>
          <table:table-cell table:formula="of:=SMALL([.M$7:.M$13]; [.$A21])" office:value-type="float" office:value="999" calcext:value-type="float">
            <text:p>999</text:p>
          </table:table-cell>
          <table:table-cell table:formula="of:=SMALL([.N$7:.N$13]; [.$A21])" office:value-type="float" office:value="999" calcext:value-type="float">
            <text:p>999</text:p>
          </table:table-cell>
          <table:table-cell table:formula="of:=SMALL([.O$7:.O$13]; [.$A21])" office:value-type="float" office:value="7" calcext:value-type="float">
            <text:p>7</text:p>
          </table:table-cell>
          <table:table-cell table:formula="of:=SMALL([.P$7:.P$13]; [.$A21])"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SMALL([.B$7:.B$13]; [.$A22])" office:value-type="float" office:value="999" calcext:value-type="float">
            <text:p>999</text:p>
          </table:table-cell>
          <table:table-cell table:formula="of:=SMALL([.C$7:.C$13]; [.$A22])" office:value-type="float" office:value="999" calcext:value-type="float">
            <text:p>999</text:p>
          </table:table-cell>
          <table:table-cell table:formula="of:=SMALL([.D$7:.D$13]; [.$A22])" office:value-type="float" office:value="999" calcext:value-type="float">
            <text:p>999</text:p>
          </table:table-cell>
          <table:table-cell table:formula="of:=SMALL([.E$7:.E$13]; [.$A22])" office:value-type="float" office:value="7" calcext:value-type="float">
            <text:p>7</text:p>
          </table:table-cell>
          <table:table-cell table:formula="of:=SMALL([.F$7:.F$13]; [.$A22])" office:value-type="float" office:value="999" calcext:value-type="float">
            <text:p>999</text:p>
          </table:table-cell>
          <table:table-cell table:formula="of:=SMALL([.G$7:.G$13]; [.$A22])" office:value-type="float" office:value="999" calcext:value-type="float">
            <text:p>999</text:p>
          </table:table-cell>
          <table:table-cell table:formula="of:=SMALL([.H$7:.H$13]; [.$A22])" office:value-type="float" office:value="999" calcext:value-type="float">
            <text:p>999</text:p>
          </table:table-cell>
          <table:table-cell table:formula="of:=SMALL([.I$7:.I$13]; [.$A22])" office:value-type="float" office:value="999" calcext:value-type="float">
            <text:p>999</text:p>
          </table:table-cell>
          <table:table-cell table:formula="of:=SMALL([.J$7:.J$13]; [.$A22])" office:value-type="float" office:value="999" calcext:value-type="float">
            <text:p>999</text:p>
          </table:table-cell>
          <table:table-cell table:formula="of:=SMALL([.K$7:.K$13]; [.$A22])" office:value-type="float" office:value="999" calcext:value-type="float">
            <text:p>999</text:p>
          </table:table-cell>
          <table:table-cell table:formula="of:=SMALL([.L$7:.L$13]; [.$A22])" office:value-type="float" office:value="999" calcext:value-type="float">
            <text:p>999</text:p>
          </table:table-cell>
          <table:table-cell table:formula="of:=SMALL([.M$7:.M$13]; [.$A22])" office:value-type="float" office:value="999" calcext:value-type="float">
            <text:p>999</text:p>
          </table:table-cell>
          <table:table-cell table:formula="of:=SMALL([.N$7:.N$13]; [.$A22])" office:value-type="float" office:value="999" calcext:value-type="float">
            <text:p>999</text:p>
          </table:table-cell>
          <table:table-cell table:formula="of:=SMALL([.O$7:.O$13]; [.$A22])" office:value-type="float" office:value="999" calcext:value-type="float">
            <text:p>999</text:p>
          </table:table-cell>
          <table:table-cell table:formula="of:=SMALL([.P$7:.P$13]; [.$A22])"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 table:style-name="ce3" table:number-columns-repeated="64"/>
          <table:table-cell table:number-columns-repeated="960"/>
        </table:table-row>
        <table:table-row table:style-name="ro1">
          <table:table-cell office:value-type="string" calcext:value-type="string">
            <text:p>COUNT-SEG</text:p>
          </table:table-cell>
          <table:table-cell table:number-columns-repeated="102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IF(IFERROR(SEARCH([.$A25];[.B$5];1);999)&lt;&gt;999;1;0)" office:value-type="float" office:value="1" calcext:value-type="float">
            <text:p>1</text:p>
          </table:table-cell>
          <table:table-cell table:style-name="ce5" table:formula="of:=IF(IFERROR(SEARCH([.$A25];[.C$5];1);999)&lt;&gt;999;1;0)" office:value-type="float" office:value="1" calcext:value-type="float">
            <text:p>1</text:p>
          </table:table-cell>
          <table:table-cell table:style-name="ce5" table:formula="of:=IF(IFERROR(SEARCH([.$A25];[.D$5];1);999)&lt;&gt;999;1;0)" office:value-type="float" office:value="1" calcext:value-type="float">
            <text:p>1</text:p>
          </table:table-cell>
          <table:table-cell table:style-name="ce5" table:formula="of:=IF(IFERROR(SEARCH([.$A25];[.E$5];1);999)&lt;&gt;999;1;0)" office:value-type="float" office:value="1" calcext:value-type="float">
            <text:p>1</text:p>
          </table:table-cell>
          <table:table-cell table:style-name="ce5" table:formula="of:=IF(IFERROR(SEARCH([.$A25];[.F$5];1);999)&lt;&gt;999;1;0)" office:value-type="float" office:value="0" calcext:value-type="float">
            <text:p>0</text:p>
          </table:table-cell>
          <table:table-cell table:style-name="ce5" table:formula="of:=IF(IFERROR(SEARCH([.$A25];[.G$5];1);999)&lt;&gt;999;1;0)" office:value-type="float" office:value="1" calcext:value-type="float">
            <text:p>1</text:p>
          </table:table-cell>
          <table:table-cell table:style-name="ce5" table:formula="of:=IF(IFERROR(SEARCH([.$A25];[.H$5];1);999)&lt;&gt;999;1;0)" office:value-type="float" office:value="0" calcext:value-type="float">
            <text:p>0</text:p>
          </table:table-cell>
          <table:table-cell table:style-name="ce5" table:formula="of:=IF(IFERROR(SEARCH([.$A25];[.I$5];1);999)&lt;&gt;999;1;0)" office:value-type="float" office:value="1" calcext:value-type="float">
            <text:p>1</text:p>
          </table:table-cell>
          <table:table-cell table:style-name="ce5" table:formula="of:=IF(IFERROR(SEARCH([.$A25];[.J$5];1);999)&lt;&gt;999;1;0)" office:value-type="float" office:value="0" calcext:value-type="float">
            <text:p>0</text:p>
          </table:table-cell>
          <table:table-cell table:style-name="ce5" table:formula="of:=IF(IFERROR(SEARCH([.$A25];[.K$5];1);999)&lt;&gt;999;1;0)" office:value-type="float" office:value="0" calcext:value-type="float">
            <text:p>0</text:p>
          </table:table-cell>
          <table:table-cell table:style-name="ce6" table:formula="of:=SUM([.B25:.K25])" office:value-type="float" office:value="6" calcext:value-type="float">
            <text:p>6</text:p>
          </table:table-cell>
          <table:table-cell table:formula="of:=[.A2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formula="of:=IF(IFERROR(SEARCH([.$A26];[.B$5];1);999)&lt;&gt;999;1;0)" office:value-type="float" office:value="0" calcext:value-type="float">
            <text:p>0</text:p>
          </table:table-cell>
          <table:table-cell table:style-name="ce5" table:formula="of:=IF(IFERROR(SEARCH([.$A26];[.C$5];1);999)&lt;&gt;999;1;0)" office:value-type="float" office:value="0" calcext:value-type="float">
            <text:p>0</text:p>
          </table:table-cell>
          <table:table-cell table:style-name="ce5" table:formula="of:=IF(IFERROR(SEARCH([.$A26];[.D$5];1);999)&lt;&gt;999;1;0)" office:value-type="float" office:value="0" calcext:value-type="float">
            <text:p>0</text:p>
          </table:table-cell>
          <table:table-cell table:style-name="ce5" table:formula="of:=IF(IFERROR(SEARCH([.$A26];[.E$5];1);999)&lt;&gt;999;1;0)" office:value-type="float" office:value="1" calcext:value-type="float">
            <text:p>1</text:p>
          </table:table-cell>
          <table:table-cell table:style-name="ce5" table:formula="of:=IF(IFERROR(SEARCH([.$A26];[.F$5];1);999)&lt;&gt;999;1;0)" office:value-type="float" office:value="0" calcext:value-type="float">
            <text:p>0</text:p>
          </table:table-cell>
          <table:table-cell table:style-name="ce5" table:formula="of:=IF(IFERROR(SEARCH([.$A26];[.G$5];1);999)&lt;&gt;999;1;0)" office:value-type="float" office:value="1" calcext:value-type="float">
            <text:p>1</text:p>
          </table:table-cell>
          <table:table-cell table:style-name="ce5" table:formula="of:=IF(IFERROR(SEARCH([.$A26];[.H$5];1);999)&lt;&gt;999;1;0)" office:value-type="float" office:value="1" calcext:value-type="float">
            <text:p>1</text:p>
          </table:table-cell>
          <table:table-cell table:style-name="ce5" table:formula="of:=IF(IFERROR(SEARCH([.$A26];[.I$5];1);999)&lt;&gt;999;1;0)" office:value-type="float" office:value="1" calcext:value-type="float">
            <text:p>1</text:p>
          </table:table-cell>
          <table:table-cell table:style-name="ce5" table:formula="of:=IF(IFERROR(SEARCH([.$A26];[.J$5];1);999)&lt;&gt;999;1;0)" office:value-type="float" office:value="0" calcext:value-type="float">
            <text:p>0</text:p>
          </table:table-cell>
          <table:table-cell table:style-name="ce5" table:formula="of:=IF(IFERROR(SEARCH([.$A26];[.K$5];1);999)&lt;&gt;999;1;0)" office:value-type="float" office:value="0" calcext:value-type="float">
            <text:p>0</text:p>
          </table:table-cell>
          <table:table-cell table:style-name="ce6" table:formula="of:=SUM([.B26:.K26])" office:value-type="float" office:value="4" calcext:value-type="float">
            <text:p>4</text:p>
          </table:table-cell>
          <table:table-cell table:formula="of:=[.A26]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formula="of:=IF(IFERROR(SEARCH([.$A27];[.B$5];1);999)&lt;&gt;999;1;0)" office:value-type="float" office:value="1" calcext:value-type="float">
            <text:p>1</text:p>
          </table:table-cell>
          <table:table-cell table:style-name="ce5" table:formula="of:=IF(IFERROR(SEARCH([.$A27];[.C$5];1);999)&lt;&gt;999;1;0)" office:value-type="float" office:value="0" calcext:value-type="float">
            <text:p>0</text:p>
          </table:table-cell>
          <table:table-cell table:style-name="ce5" table:formula="of:=IF(IFERROR(SEARCH([.$A27];[.D$5];1);999)&lt;&gt;999;1;0)" office:value-type="float" office:value="1" calcext:value-type="float">
            <text:p>1</text:p>
          </table:table-cell>
          <table:table-cell table:style-name="ce5" table:formula="of:=IF(IFERROR(SEARCH([.$A27];[.E$5];1);999)&lt;&gt;999;1;0)" office:value-type="float" office:value="1" calcext:value-type="float">
            <text:p>1</text:p>
          </table:table-cell>
          <table:table-cell table:style-name="ce5" table:formula="of:=IF(IFERROR(SEARCH([.$A27];[.F$5];1);999)&lt;&gt;999;1;0)" office:value-type="float" office:value="1" calcext:value-type="float">
            <text:p>1</text:p>
          </table:table-cell>
          <table:table-cell table:style-name="ce5" table:formula="of:=IF(IFERROR(SEARCH([.$A27];[.G$5];1);999)&lt;&gt;999;1;0)" office:value-type="float" office:value="1" calcext:value-type="float">
            <text:p>1</text:p>
          </table:table-cell>
          <table:table-cell table:style-name="ce5" table:formula="of:=IF(IFERROR(SEARCH([.$A27];[.H$5];1);999)&lt;&gt;999;1;0)" office:value-type="float" office:value="1" calcext:value-type="float">
            <text:p>1</text:p>
          </table:table-cell>
          <table:table-cell table:style-name="ce5" table:formula="of:=IF(IFERROR(SEARCH([.$A27];[.I$5];1);999)&lt;&gt;999;1;0)" office:value-type="float" office:value="1" calcext:value-type="float">
            <text:p>1</text:p>
          </table:table-cell>
          <table:table-cell table:style-name="ce5" table:formula="of:=IF(IFERROR(SEARCH([.$A27];[.J$5];1);999)&lt;&gt;999;1;0)" office:value-type="float" office:value="0" calcext:value-type="float">
            <text:p>0</text:p>
          </table:table-cell>
          <table:table-cell table:style-name="ce5" table:formula="of:=IF(IFERROR(SEARCH([.$A27];[.K$5];1);999)&lt;&gt;999;1;0)" office:value-type="float" office:value="1" calcext:value-type="float">
            <text:p>1</text:p>
          </table:table-cell>
          <table:table-cell table:style-name="ce6" table:formula="of:=SUM([.B27:.K27])" office:value-type="float" office:value="8" calcext:value-type="float">
            <text:p>8</text:p>
          </table:table-cell>
          <table:table-cell table:formula="of:=[.A27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formula="of:=IF(IFERROR(SEARCH([.$A28];[.B$5];1);999)&lt;&gt;999;1;0)" office:value-type="float" office:value="1" calcext:value-type="float">
            <text:p>1</text:p>
          </table:table-cell>
          <table:table-cell table:style-name="ce5" table:formula="of:=IF(IFERROR(SEARCH([.$A28];[.C$5];1);999)&lt;&gt;999;1;0)" office:value-type="float" office:value="1" calcext:value-type="float">
            <text:p>1</text:p>
          </table:table-cell>
          <table:table-cell table:style-name="ce5" table:formula="of:=IF(IFERROR(SEARCH([.$A28];[.D$5];1);999)&lt;&gt;999;1;0)" office:value-type="float" office:value="1" calcext:value-type="float">
            <text:p>1</text:p>
          </table:table-cell>
          <table:table-cell table:style-name="ce5" table:formula="of:=IF(IFERROR(SEARCH([.$A28];[.E$5];1);999)&lt;&gt;999;1;0)" office:value-type="float" office:value="1" calcext:value-type="float">
            <text:p>1</text:p>
          </table:table-cell>
          <table:table-cell table:style-name="ce5" table:formula="of:=IF(IFERROR(SEARCH([.$A28];[.F$5];1);999)&lt;&gt;999;1;0)" office:value-type="float" office:value="0" calcext:value-type="float">
            <text:p>0</text:p>
          </table:table-cell>
          <table:table-cell table:style-name="ce5" table:formula="of:=IF(IFERROR(SEARCH([.$A28];[.G$5];1);999)&lt;&gt;999;1;0)" office:value-type="float" office:value="1" calcext:value-type="float">
            <text:p>1</text:p>
          </table:table-cell>
          <table:table-cell table:style-name="ce5" table:formula="of:=IF(IFERROR(SEARCH([.$A28];[.H$5];1);999)&lt;&gt;999;1;0)" office:value-type="float" office:value="1" calcext:value-type="float">
            <text:p>1</text:p>
          </table:table-cell>
          <table:table-cell table:style-name="ce5" table:formula="of:=IF(IFERROR(SEARCH([.$A28];[.I$5];1);999)&lt;&gt;999;1;0)" office:value-type="float" office:value="0" calcext:value-type="float">
            <text:p>0</text:p>
          </table:table-cell>
          <table:table-cell table:style-name="ce5" table:formula="of:=IF(IFERROR(SEARCH([.$A28];[.J$5];1);999)&lt;&gt;999;1;0)" office:value-type="float" office:value="0" calcext:value-type="float">
            <text:p>0</text:p>
          </table:table-cell>
          <table:table-cell table:style-name="ce5" table:formula="of:=IF(IFERROR(SEARCH([.$A28];[.K$5];1);999)&lt;&gt;999;1;0)" office:value-type="float" office:value="1" calcext:value-type="float">
            <text:p>1</text:p>
          </table:table-cell>
          <table:table-cell table:style-name="ce6" table:formula="of:=SUM([.B28:.K28])" office:value-type="float" office:value="7" calcext:value-type="float">
            <text:p>7</text:p>
          </table:table-cell>
          <table:table-cell table:formula="of:=[.A28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table:formula="of:=IF(IFERROR(SEARCH([.$A29];[.B$5];1);999)&lt;&gt;999;1;0)" office:value-type="float" office:value="0" calcext:value-type="float">
            <text:p>0</text:p>
          </table:table-cell>
          <table:table-cell table:style-name="ce5" table:formula="of:=IF(IFERROR(SEARCH([.$A29];[.C$5];1);999)&lt;&gt;999;1;0)" office:value-type="float" office:value="1" calcext:value-type="float">
            <text:p>1</text:p>
          </table:table-cell>
          <table:table-cell table:style-name="ce5" table:formula="of:=IF(IFERROR(SEARCH([.$A29];[.D$5];1);999)&lt;&gt;999;1;0)" office:value-type="float" office:value="1" calcext:value-type="float">
            <text:p>1</text:p>
          </table:table-cell>
          <table:table-cell table:style-name="ce5" table:formula="of:=IF(IFERROR(SEARCH([.$A29];[.E$5];1);999)&lt;&gt;999;1;0)" office:value-type="float" office:value="1" calcext:value-type="float">
            <text:p>1</text:p>
          </table:table-cell>
          <table:table-cell table:style-name="ce5" table:formula="of:=IF(IFERROR(SEARCH([.$A29];[.F$5];1);999)&lt;&gt;999;1;0)" office:value-type="float" office:value="1" calcext:value-type="float">
            <text:p>1</text:p>
          </table:table-cell>
          <table:table-cell table:style-name="ce5" table:formula="of:=IF(IFERROR(SEARCH([.$A29];[.G$5];1);999)&lt;&gt;999;1;0)" office:value-type="float" office:value="0" calcext:value-type="float">
            <text:p>0</text:p>
          </table:table-cell>
          <table:table-cell table:style-name="ce5" table:formula="of:=IF(IFERROR(SEARCH([.$A29];[.H$5];1);999)&lt;&gt;999;1;0)" office:value-type="float" office:value="1" calcext:value-type="float">
            <text:p>1</text:p>
          </table:table-cell>
          <table:table-cell table:style-name="ce5" table:formula="of:=IF(IFERROR(SEARCH([.$A29];[.I$5];1);999)&lt;&gt;999;1;0)" office:value-type="float" office:value="1" calcext:value-type="float">
            <text:p>1</text:p>
          </table:table-cell>
          <table:table-cell table:style-name="ce5" table:formula="of:=IF(IFERROR(SEARCH([.$A29];[.J$5];1);999)&lt;&gt;999;1;0)" office:value-type="float" office:value="1" calcext:value-type="float">
            <text:p>1</text:p>
          </table:table-cell>
          <table:table-cell table:style-name="ce5" table:formula="of:=IF(IFERROR(SEARCH([.$A29];[.K$5];1);999)&lt;&gt;999;1;0)" office:value-type="float" office:value="1" calcext:value-type="float">
            <text:p>1</text:p>
          </table:table-cell>
          <table:table-cell table:style-name="ce6" table:formula="of:=SUM([.B29:.K29])" office:value-type="float" office:value="8" calcext:value-type="float">
            <text:p>8</text:p>
          </table:table-cell>
          <table:table-cell table:formula="of:=[.A29]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table:formula="of:=IF(IFERROR(SEARCH([.$A30];[.B$5];1);999)&lt;&gt;999;1;0)" office:value-type="float" office:value="1" calcext:value-type="float">
            <text:p>1</text:p>
          </table:table-cell>
          <table:table-cell table:style-name="ce5" table:formula="of:=IF(IFERROR(SEARCH([.$A30];[.C$5];1);999)&lt;&gt;999;1;0)" office:value-type="float" office:value="0" calcext:value-type="float">
            <text:p>0</text:p>
          </table:table-cell>
          <table:table-cell table:style-name="ce5" table:formula="of:=IF(IFERROR(SEARCH([.$A30];[.D$5];1);999)&lt;&gt;999;1;0)" office:value-type="float" office:value="1" calcext:value-type="float">
            <text:p>1</text:p>
          </table:table-cell>
          <table:table-cell table:style-name="ce5" table:formula="of:=IF(IFERROR(SEARCH([.$A30];[.E$5];1);999)&lt;&gt;999;1;0)" office:value-type="float" office:value="1" calcext:value-type="float">
            <text:p>1</text:p>
          </table:table-cell>
          <table:table-cell table:style-name="ce5" table:formula="of:=IF(IFERROR(SEARCH([.$A30];[.F$5];1);999)&lt;&gt;999;1;0)" office:value-type="float" office:value="0" calcext:value-type="float">
            <text:p>0</text:p>
          </table:table-cell>
          <table:table-cell table:style-name="ce5" table:formula="of:=IF(IFERROR(SEARCH([.$A30];[.G$5];1);999)&lt;&gt;999;1;0)" office:value-type="float" office:value="1" calcext:value-type="float">
            <text:p>1</text:p>
          </table:table-cell>
          <table:table-cell table:style-name="ce5" table:formula="of:=IF(IFERROR(SEARCH([.$A30];[.H$5];1);999)&lt;&gt;999;1;0)" office:value-type="float" office:value="1" calcext:value-type="float">
            <text:p>1</text:p>
          </table:table-cell>
          <table:table-cell table:style-name="ce5" table:formula="of:=IF(IFERROR(SEARCH([.$A30];[.I$5];1);999)&lt;&gt;999;1;0)" office:value-type="float" office:value="1" calcext:value-type="float">
            <text:p>1</text:p>
          </table:table-cell>
          <table:table-cell table:style-name="ce5" table:formula="of:=IF(IFERROR(SEARCH([.$A30];[.J$5];1);999)&lt;&gt;999;1;0)" office:value-type="float" office:value="0" calcext:value-type="float">
            <text:p>0</text:p>
          </table:table-cell>
          <table:table-cell table:style-name="ce5" table:formula="of:=IF(IFERROR(SEARCH([.$A30];[.K$5];1);999)&lt;&gt;999;1;0)" office:value-type="float" office:value="1" calcext:value-type="float">
            <text:p>1</text:p>
          </table:table-cell>
          <table:table-cell table:style-name="ce6" table:formula="of:=SUM([.B30:.K30])" office:value-type="float" office:value="7" calcext:value-type="float">
            <text:p>7</text:p>
          </table:table-cell>
          <table:table-cell table:formula="of:=[.A30]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formula="of:=IF(IFERROR(SEARCH([.$A31];[.B$5];1);999)&lt;&gt;999;1;0)" office:value-type="float" office:value="1" calcext:value-type="float">
            <text:p>1</text:p>
          </table:table-cell>
          <table:table-cell table:style-name="ce5" table:formula="of:=IF(IFERROR(SEARCH([.$A31];[.C$5];1);999)&lt;&gt;999;1;0)" office:value-type="float" office:value="1" calcext:value-type="float">
            <text:p>1</text:p>
          </table:table-cell>
          <table:table-cell table:style-name="ce5" table:formula="of:=IF(IFERROR(SEARCH([.$A31];[.D$5];1);999)&lt;&gt;999;1;0)" office:value-type="float" office:value="1" calcext:value-type="float">
            <text:p>1</text:p>
          </table:table-cell>
          <table:table-cell table:style-name="ce5" table:formula="of:=IF(IFERROR(SEARCH([.$A31];[.E$5];1);999)&lt;&gt;999;1;0)" office:value-type="float" office:value="1" calcext:value-type="float">
            <text:p>1</text:p>
          </table:table-cell>
          <table:table-cell table:style-name="ce5" table:formula="of:=IF(IFERROR(SEARCH([.$A31];[.F$5];1);999)&lt;&gt;999;1;0)" office:value-type="float" office:value="1" calcext:value-type="float">
            <text:p>1</text:p>
          </table:table-cell>
          <table:table-cell table:style-name="ce5" table:formula="of:=IF(IFERROR(SEARCH([.$A31];[.G$5];1);999)&lt;&gt;999;1;0)" office:value-type="float" office:value="1" calcext:value-type="float">
            <text:p>1</text:p>
          </table:table-cell>
          <table:table-cell table:style-name="ce5" table:formula="of:=IF(IFERROR(SEARCH([.$A31];[.H$5];1);999)&lt;&gt;999;1;0)" office:value-type="float" office:value="0" calcext:value-type="float">
            <text:p>0</text:p>
          </table:table-cell>
          <table:table-cell table:style-name="ce5" table:formula="of:=IF(IFERROR(SEARCH([.$A31];[.I$5];1);999)&lt;&gt;999;1;0)" office:value-type="float" office:value="1" calcext:value-type="float">
            <text:p>1</text:p>
          </table:table-cell>
          <table:table-cell table:style-name="ce5" table:formula="of:=IF(IFERROR(SEARCH([.$A31];[.J$5];1);999)&lt;&gt;999;1;0)" office:value-type="float" office:value="1" calcext:value-type="float">
            <text:p>1</text:p>
          </table:table-cell>
          <table:table-cell table:style-name="ce5" table:formula="of:=IF(IFERROR(SEARCH([.$A31];[.K$5];1);999)&lt;&gt;999;1;0)" office:value-type="float" office:value="1" calcext:value-type="float">
            <text:p>1</text:p>
          </table:table-cell>
          <table:table-cell table:style-name="ce6" table:formula="of:=SUM([.B31:.K31])" office:value-type="float" office:value="9" calcext:value-type="float">
            <text:p>9</text:p>
          </table:table-cell>
          <table:table-cell table:formula="of:=[.A31]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3" table:number-columns-repeated="64"/>
          <table:table-cell table:number-columns-repeated="960"/>
        </table:table-row>
        <table:table-row table:style-name="ro1">
          <table:table-cell office:value-type="string" calcext:value-type="string">
            <text:p>LENGTH</text:p>
          </table:table-cell>
          <table:table-cell table:formula="of:=LEN([.B5])" office:value-type="float" office:value="5" calcext:value-type="float">
            <text:p>5</text:p>
          </table:table-cell>
          <table:table-cell table:formula="of:=LEN([.C5])" office:value-type="float" office:value="4" calcext:value-type="float">
            <text:p>4</text:p>
          </table:table-cell>
          <table:table-cell table:formula="of:=LEN([.D5])" office:value-type="float" office:value="6" calcext:value-type="float">
            <text:p>6</text:p>
          </table:table-cell>
          <table:table-cell table:formula="of:=LEN([.E5])" office:value-type="float" office:value="7" calcext:value-type="float">
            <text:p>7</text:p>
          </table:table-cell>
          <table:table-cell table:formula="of:=LEN([.F5])" office:value-type="float" office:value="3" calcext:value-type="float">
            <text:p>3</text:p>
          </table:table-cell>
          <table:table-cell table:formula="of:=LEN([.G5])" office:value-type="float" office:value="6" calcext:value-type="float">
            <text:p>6</text:p>
          </table:table-cell>
          <table:table-cell table:formula="of:=LEN([.H5])" office:value-type="float" office:value="5" calcext:value-type="float">
            <text:p>5</text:p>
          </table:table-cell>
          <table:table-cell table:formula="of:=LEN([.I5])" office:value-type="float" office:value="6" calcext:value-type="float">
            <text:p>6</text:p>
          </table:table-cell>
          <table:table-cell table:formula="of:=LEN([.J5])" office:value-type="float" office:value="2" calcext:value-type="float">
            <text:p>2</text:p>
          </table:table-cell>
          <table:table-cell table:formula="of:=LEN([.K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-B-DIGIT-1</text:p>
          </table:table-cell>
          <table:table-cell table:style-name="ce5" table:formula="of:=IF([.B33]=2;[.B5];&quot;&quot;)">
            <text:p/>
          </table:table-cell>
          <table:table-cell table:style-name="ce5" table:formula="of:=IF([.C33]=2;[.C5];&quot;&quot;)">
            <text:p/>
          </table:table-cell>
          <table:table-cell table:style-name="ce5" table:formula="of:=IF([.D33]=2;[.D5];&quot;&quot;)">
            <text:p/>
          </table:table-cell>
          <table:table-cell table:style-name="ce5" table:formula="of:=IF([.E33]=2;[.E5];&quot;&quot;)">
            <text:p/>
          </table:table-cell>
          <table:table-cell table:style-name="ce5" table:formula="of:=IF([.F33]=2;[.F5];&quot;&quot;)">
            <text:p/>
          </table:table-cell>
          <table:table-cell table:style-name="ce5" table:formula="of:=IF([.G33]=2;[.G5];&quot;&quot;)">
            <text:p/>
          </table:table-cell>
          <table:table-cell table:style-name="ce5" table:formula="of:=IF([.H33]=2;[.H5];&quot;&quot;)">
            <text:p/>
          </table:table-cell>
          <table:table-cell table:style-name="ce5" table:formula="of:=IF([.I33]=2;[.I5];&quot;&quot;)">
            <text:p/>
          </table:table-cell>
          <table:table-cell table:style-name="ce5" table:formula="of:=IF([.J33]=2;[.J5];&quot;&quot;)" office:value-type="string" office:string-value="75" calcext:value-type="string">
            <text:p>75</text:p>
          </table:table-cell>
          <table:table-cell table:style-name="ce5" table:formula="of:=IF([.K33]=2;[.K5]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-1-SEGMENTS</text:p>
          </table:table-cell>
          <table:table-cell table:formula="of:=COM.MICROSOFT.CONCAT([.B34:.K34])" office:value-type="string" office:string-value="75" calcext:value-type="string">
            <text:p>75</text:p>
          </table:table-cell>
          <table:table-cell table:number-columns-repeated="1022"/>
        </table:table-row>
        <table:table-row table:style-name="ro1">
          <table:table-cell table:style-name="ce3" table:number-columns-repeated="64"/>
          <table:table-cell table:number-columns-repeated="960"/>
        </table:table-row>
        <table:table-row table:style-name="ro1">
          <table:table-cell office:value-type="string" calcext:value-type="string">
            <text:p>SPLIT-DIGIT-1-SEGMENT-1</text:p>
          </table:table-cell>
          <table:table-cell table:formula="of:=MID([.B35];1;1)" office:value-type="string" office:string-value="7" calcext:value-type="string">
            <text:p>7</text:p>
          </table:table-cell>
          <table:table-cell table:number-columns-repeated="1022"/>
        </table:table-row>
        <table:table-row table:style-name="ro1">
          <table:table-cell/>
          <table:table-cell table:formula="of:=MID([.$A35:.$AMJ35];2;1)" office:value-type="string" office:string-value="5" calcext:value-type="string">
            <text:p>5</text:p>
          </table:table-cell>
          <table:table-cell office:value-type="string" calcext:value-type="string">
            <text:p>LEN-TO-WIR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LEN([.D39])" office:value-type="float" office:value="5" calcext:value-type="float">
            <text:p>5</text:p>
          </table:table-cell>
          <table:table-cell table:formula="of:=[.B5]" office:value-type="string" office:string-value="34167" calcext:value-type="string">
            <text:p>34167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KNOWN-SEGEMENT-C</text:p>
          </table:table-cell>
          <table:table-cell table:formula="of:=IF(VLOOKUP(NUMBERVALUE([.B37]);[.A25:.L31];12;0)=8;[.B37];[.B38])" office:value-type="string" office:string-value="5" calcext:value-type="string">
            <text:p>5</text:p>
          </table:table-cell>
          <table:table-cell table:formula="of:=LEN([.D40])" office:value-type="float" office:value="4" calcext:value-type="float">
            <text:p>4</text:p>
          </table:table-cell>
          <table:table-cell table:formula="of:=[.C5]" office:value-type="string" office:string-value="4175" calcext:value-type="string">
            <text:p>4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KNOWN-SEGEMENT-F</text:p>
          </table:table-cell>
          <table:table-cell table:formula="of:=IF([.B40]=[.B37];[.B38];[.B37])" office:value-type="string" office:string-value="7" calcext:value-type="string">
            <text:p>7</text:p>
          </table:table-cell>
          <table:table-cell table:formula="of:=LEN([.D41])" office:value-type="float" office:value="6" calcext:value-type="float">
            <text:p>6</text:p>
          </table:table-cell>
          <table:table-cell table:formula="of:=[.D5]" office:value-type="string" office:string-value="674153" calcext:value-type="string">
            <text:p>674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DIGIT-7</text:p>
          </table:table-cell>
          <table:table-cell table:formula="of:=VLOOKUP(3;[.C39:.D48];2;0)" office:value-type="string" office:string-value="375" calcext:value-type="string">
            <text:p>375</text:p>
          </table:table-cell>
          <table:table-cell table:formula="of:=LEN([.D42])" office:value-type="float" office:value="7" calcext:value-type="float">
            <text:p>7</text:p>
          </table:table-cell>
          <table:table-cell table:formula="of:=[.E5]" office:value-type="string" office:string-value="3426715" calcext:value-type="string">
            <text:p>3426715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KNOWN-SEGMENT-A</text:p>
          </table:table-cell>
          <table:table-cell table:formula="of:=SUBSTITUTE(SUBSTITUTE([.B42];[.B40];&quot;&quot;);[.B41];&quot;&quot;)" office:value-type="string" office:string-value="3" calcext:value-type="string">
            <text:p>3</text:p>
          </table:table-cell>
          <table:table-cell table:formula="of:=LEN([.D43])" office:value-type="float" office:value="3" calcext:value-type="float">
            <text:p>3</text:p>
          </table:table-cell>
          <table:table-cell table:formula="of:=[.F5]" office:value-type="string" office:string-value="375" calcext:value-type="string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LEN([.D44])" office:value-type="float" office:value="6" calcext:value-type="float">
            <text:p>6</text:p>
          </table:table-cell>
          <table:table-cell table:formula="of:=[.G5]" office:value-type="string" office:string-value="732461" calcext:value-type="string">
            <text:p>73246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LEN([.D45])" office:value-type="float" office:value="5" calcext:value-type="float">
            <text:p>5</text:p>
          </table:table-cell>
          <table:table-cell table:formula="of:=[.H5]" office:value-type="string" office:string-value="64352" calcext:value-type="string">
            <text:p>6435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LEN([.D46])" office:value-type="float" office:value="6" calcext:value-type="float">
            <text:p>6</text:p>
          </table:table-cell>
          <table:table-cell table:formula="of:=[.I5]" office:value-type="string" office:string-value="763512" calcext:value-type="string">
            <text:p>763512</text:p>
          </table:table-cell>
          <table:table-cell table:number-columns-repeated="7"/>
          <table:table-cell table:formula="of:=VLOOKUP(6;[.L25:.M44];2;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LEN([.D47])" office:value-type="float" office:value="2" calcext:value-type="float">
            <text:p>2</text:p>
          </table:table-cell>
          <table:table-cell table:formula="of:=[.J5]" office:value-type="string" office:string-value="75" calcext:value-type="string">
            <text:p>7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LEN([.D48])" office:value-type="float" office:value="5" calcext:value-type="float">
            <text:p>5</text:p>
          </table:table-cell>
          <table:table-cell table:formula="of:=[.K5]" office:value-type="string" office:string-value="53674" calcext:value-type="string">
            <text:p>53674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KNOWN-SEGMENT-B</text:p>
          </table:table-cell>
          <table:table-cell table:formula="of:=TEXT(VLOOKUP(6;[.L25:.M31];2;0);&quot;@&quot;)" office:value-type="string" office:string-value="1" calcext:value-type="string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KNOWN-SEGEMNT-E</text:p>
          </table:table-cell>
          <table:table-cell table:style-name="ce20" table:formula="of:=TEXT(VLOOKUP(4;[.L25:.M31];2;0);&quot;@&quot;)" office:value-type="string" office:string-value="2" calcext:value-type="string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DIGIT-4</text:p>
          </table:table-cell>
          <table:table-cell table:formula="of:=VLOOKUP(4;[.C39:.D48];2;0)" office:value-type="string" office:string-value="4175" calcext:value-type="string">
            <text:p>417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KNOWN-SEGMENT-D</text:p>
          </table:table-cell>
          <table:table-cell table:formula="of:=SUBSTITUTE(SUBSTITUTE(SUBSTITUTE([.B51];[.B40];&quot;&quot;);[.B41];&quot;&quot;);[.B49];&quot;&quot;)" office:value-type="string" office:string-value="4" calcext:value-type="string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KNOWN-SEGMENT-G</text:p>
          </table:table-cell>
          <table:table-cell table:formula="of:=SUBSTITUTE(SUBSTITUTE(SUBSTITUTE(SUBSTITUTE(SUBSTITUTE(SUBSTITUTE(&quot;1234567&quot;;[.B40];&quot;&quot;);[.B41];&quot;&quot;);[.B43];&quot;&quot;);[.B49];&quot;&quot;);[.B50];&quot;&quot;);[.B52];&quot;&quot;)" office:value-type="string" office:string-value="6" calcext:value-type="string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11" office:value-type="string" calcext:value-type="string">
            <text:p>WIRE-TO-REAL-SEGMENT</text:p>
          </table:table-cell>
          <table:table-cell table:style-name="ce11"/>
          <table:table-cell office:value-type="string" calcext:value-type="string">
            <text:p>OUT-COPY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21" table:formula="of:=VLOOKUP([.A56];[.$B$40:.$E$53];4;0)" office:value-type="float" office:value="2" calcext:value-type="float">
            <text:p>2</text:p>
          </table:table-cell>
          <table:table-cell table:formula="of:=[.M16]" office:value-type="float" office:value="5" calcext:value-type="float">
            <text:p>5</text:p>
          </table:table-cell>
          <table:table-cell table:formula="of:=[.N16]" office:value-type="float" office:value="5" calcext:value-type="float">
            <text:p>5</text:p>
          </table:table-cell>
          <table:table-cell table:formula="of:=[.O16]" office:value-type="float" office:value="1" calcext:value-type="float">
            <text:p>1</text:p>
          </table:table-cell>
          <table:table-cell table:formula="of:=[.P16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2</text:p>
          </table:table-cell>
          <table:table-cell table:style-name="ce11" table:formula="of:=VLOOKUP([.A57];[.$B$40:.$E$53];4;0)" office:value-type="float" office:value="5" calcext:value-type="float">
            <text:p>5</text:p>
          </table:table-cell>
          <table:table-cell table:formula="of:=[.M17]" office:value-type="float" office:value="7" calcext:value-type="float">
            <text:p>7</text:p>
          </table:table-cell>
          <table:table-cell table:formula="of:=[.N17]" office:value-type="float" office:value="7" calcext:value-type="float">
            <text:p>7</text:p>
          </table:table-cell>
          <table:table-cell table:formula="of:=[.O17]" office:value-type="float" office:value="3" calcext:value-type="float">
            <text:p>3</text:p>
          </table:table-cell>
          <table:table-cell table:formula="of:=[.P17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3</text:p>
          </table:table-cell>
          <table:table-cell table:style-name="ce11" table:formula="of:=VLOOKUP([.A58];[.$B$40:.$E$53];4;0)" office:value-type="float" office:value="1" calcext:value-type="float">
            <text:p>1</text:p>
          </table:table-cell>
          <table:table-cell table:formula="of:=[.M18]" office:value-type="float" office:value="999" calcext:value-type="float">
            <text:p>999</text:p>
          </table:table-cell>
          <table:table-cell table:formula="of:=[.N18]" office:value-type="float" office:value="999" calcext:value-type="float">
            <text:p>999</text:p>
          </table:table-cell>
          <table:table-cell table:formula="of:=[.O18]" office:value-type="float" office:value="4" calcext:value-type="float">
            <text:p>4</text:p>
          </table:table-cell>
          <table:table-cell table:formula="of:=[.P18]" office:value-type="float" office:value="999" calcext:value-type="float">
            <text:p>999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4</text:p>
          </table:table-cell>
          <table:table-cell table:style-name="ce11" table:formula="of:=VLOOKUP([.A59];[.$B$40:.$E$53];4;0)" office:value-type="float" office:value="4" calcext:value-type="float">
            <text:p>4</text:p>
          </table:table-cell>
          <table:table-cell table:formula="of:=[.M19]" office:value-type="float" office:value="999" calcext:value-type="float">
            <text:p>999</text:p>
          </table:table-cell>
          <table:table-cell table:formula="of:=[.N19]" office:value-type="float" office:value="999" calcext:value-type="float">
            <text:p>999</text:p>
          </table:table-cell>
          <table:table-cell table:formula="of:=[.O19]" office:value-type="float" office:value="5" calcext:value-type="float">
            <text:p>5</text:p>
          </table:table-cell>
          <table:table-cell table:formula="of:=[.P19]" office:value-type="float" office:value="999" calcext:value-type="float">
            <text:p>999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5</text:p>
          </table:table-cell>
          <table:table-cell table:style-name="ce11" table:formula="of:=VLOOKUP([.A60];[.$B$40:.$E$53];4;0)" office:value-type="float" office:value="3" calcext:value-type="float">
            <text:p>3</text:p>
          </table:table-cell>
          <table:table-cell table:formula="of:=[.M20]" office:value-type="float" office:value="999" calcext:value-type="float">
            <text:p>999</text:p>
          </table:table-cell>
          <table:table-cell table:formula="of:=[.N20]" office:value-type="float" office:value="999" calcext:value-type="float">
            <text:p>999</text:p>
          </table:table-cell>
          <table:table-cell table:formula="of:=[.O20]" office:value-type="float" office:value="6" calcext:value-type="float">
            <text:p>6</text:p>
          </table:table-cell>
          <table:table-cell table:formula="of:=[.P20]" office:value-type="float" office:value="999" calcext:value-type="float">
            <text:p>999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6</text:p>
          </table:table-cell>
          <table:table-cell table:style-name="ce11" table:formula="of:=VLOOKUP([.A61];[.$B$40:.$E$53];4;0)" office:value-type="float" office:value="7" calcext:value-type="float">
            <text:p>7</text:p>
          </table:table-cell>
          <table:table-cell table:formula="of:=[.M21]" office:value-type="float" office:value="999" calcext:value-type="float">
            <text:p>999</text:p>
          </table:table-cell>
          <table:table-cell table:formula="of:=[.N21]" office:value-type="float" office:value="999" calcext:value-type="float">
            <text:p>999</text:p>
          </table:table-cell>
          <table:table-cell table:formula="of:=[.O21]" office:value-type="float" office:value="7" calcext:value-type="float">
            <text:p>7</text:p>
          </table:table-cell>
          <table:table-cell table:formula="of:=[.P21]" office:value-type="float" office:value="999" calcext:value-type="float">
            <text:p>999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7</text:p>
          </table:table-cell>
          <table:table-cell table:style-name="ce11" table:formula="of:=VLOOKUP([.A62];[.$B$40:.$E$53];4;0)" office:value-type="float" office:value="6" calcext:value-type="float">
            <text:p>6</text:p>
          </table:table-cell>
          <table:table-cell table:formula="of:=[.M22]" office:value-type="float" office:value="999" calcext:value-type="float">
            <text:p>999</text:p>
          </table:table-cell>
          <table:table-cell table:formula="of:=[.N22]" office:value-type="float" office:value="999" calcext:value-type="float">
            <text:p>999</text:p>
          </table:table-cell>
          <table:table-cell table:formula="of:=[.O22]" office:value-type="float" office:value="999" calcext:value-type="float">
            <text:p>999</text:p>
          </table:table-cell>
          <table:table-cell table:formula="of:=[.P22]" office:value-type="float" office:value="999" calcext:value-type="float">
            <text:p>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SORTED-LETTER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" table:formula="of:=VLOOKUP(TEXT([.C56];&quot;@&quot;);[.$A$56:.$B$63];2;1)" office:value-type="float" office:value="3" calcext:value-type="float">
            <text:p>3</text:p>
          </table:table-cell>
          <table:table-cell table:style-name="ce24" table:formula="of:=VLOOKUP(TEXT([.D56];&quot;@&quot;);[.$A$56:.$B$63];2;1)" office:value-type="float" office:value="3" calcext:value-type="float">
            <text:p>3</text:p>
          </table:table-cell>
          <table:table-cell table:style-name="ce24" table:formula="of:=VLOOKUP(TEXT([.E56];&quot;@&quot;);[.$A$56:.$B$63];2;1)" office:value-type="float" office:value="2" calcext:value-type="float">
            <text:p>2</text:p>
          </table:table-cell>
          <table:table-cell table:style-name="ce24" table:formula="of:=VLOOKUP(TEXT([.F56];&quot;@&quot;);[.$A$56:.$B$63];2;1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table:formula="of:=VLOOKUP(TEXT([.C57];&quot;@&quot;);[.$A$56:.$B$63];2;1)" office:value-type="float" office:value="6" calcext:value-type="float">
            <text:p>6</text:p>
          </table:table-cell>
          <table:table-cell table:style-name="ce24" table:formula="of:=VLOOKUP(TEXT([.D57];&quot;@&quot;);[.$A$56:.$B$63];2;1)" office:value-type="float" office:value="6" calcext:value-type="float">
            <text:p>6</text:p>
          </table:table-cell>
          <table:table-cell table:style-name="ce24" table:formula="of:=VLOOKUP(TEXT([.E57];&quot;@&quot;);[.$A$56:.$B$63];2;1)" office:value-type="float" office:value="1" calcext:value-type="float">
            <text:p>1</text:p>
          </table:table-cell>
          <table:table-cell table:style-name="ce24" table:formula="of:=VLOOKUP(TEXT([.F57];&quot;@&quot;);[.$A$56:.$B$63];2;1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table:formula="of:=VLOOKUP(TEXT([.C58];&quot;@&quot;);[.$A$56:.$B$63];2;1)" office:value-type="float" office:value="9" calcext:value-type="float">
            <text:p>9</text:p>
          </table:table-cell>
          <table:table-cell table:style-name="ce24" table:formula="of:=VLOOKUP(TEXT([.D58];&quot;@&quot;);[.$A$56:.$B$63];2;1)" office:value-type="float" office:value="9" calcext:value-type="float">
            <text:p>9</text:p>
          </table:table-cell>
          <table:table-cell table:style-name="ce24" table:formula="of:=VLOOKUP(TEXT([.E58];&quot;@&quot;);[.$A$56:.$B$63];2;1)" office:value-type="float" office:value="4" calcext:value-type="float">
            <text:p>4</text:p>
          </table:table-cell>
          <table:table-cell table:style-name="ce24" table:formula="of:=VLOOKUP(TEXT([.F58];&quot;@&quot;);[.$A$56:.$B$63];2;1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table:formula="of:=VLOOKUP(TEXT([.C59];&quot;@&quot;);[.$A$56:.$B$63];2;1)" office:value-type="float" office:value="9" calcext:value-type="float">
            <text:p>9</text:p>
          </table:table-cell>
          <table:table-cell table:style-name="ce24" table:formula="of:=VLOOKUP(TEXT([.D59];&quot;@&quot;);[.$A$56:.$B$63];2;1)" office:value-type="float" office:value="9" calcext:value-type="float">
            <text:p>9</text:p>
          </table:table-cell>
          <table:table-cell table:style-name="ce24" table:formula="of:=VLOOKUP(TEXT([.E59];&quot;@&quot;);[.$A$56:.$B$63];2;1)" office:value-type="float" office:value="3" calcext:value-type="float">
            <text:p>3</text:p>
          </table:table-cell>
          <table:table-cell table:style-name="ce24" table:formula="of:=VLOOKUP(TEXT([.F59];&quot;@&quot;);[.$A$56:.$B$63];2;1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table:formula="of:=VLOOKUP(TEXT([.C60];&quot;@&quot;);[.$A$56:.$B$63];2;1)" office:value-type="float" office:value="9" calcext:value-type="float">
            <text:p>9</text:p>
          </table:table-cell>
          <table:table-cell table:style-name="ce24" table:formula="of:=VLOOKUP(TEXT([.D60];&quot;@&quot;);[.$A$56:.$B$63];2;1)" office:value-type="float" office:value="9" calcext:value-type="float">
            <text:p>9</text:p>
          </table:table-cell>
          <table:table-cell table:style-name="ce24" table:formula="of:=VLOOKUP(TEXT([.E60];&quot;@&quot;);[.$A$56:.$B$63];2;1)" office:value-type="float" office:value="7" calcext:value-type="float">
            <text:p>7</text:p>
          </table:table-cell>
          <table:table-cell table:style-name="ce24" table:formula="of:=VLOOKUP(TEXT([.F60];&quot;@&quot;);[.$A$56:.$B$63];2;1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table:formula="of:=VLOOKUP(TEXT([.C61];&quot;@&quot;);[.$A$56:.$B$63];2;1)" office:value-type="float" office:value="9" calcext:value-type="float">
            <text:p>9</text:p>
          </table:table-cell>
          <table:table-cell table:style-name="ce22" table:formula="of:=VLOOKUP(TEXT([.D61];&quot;@&quot;);[.$A$56:.$B$63];2;1)" office:value-type="float" office:value="9" calcext:value-type="float">
            <text:p>9</text:p>
          </table:table-cell>
          <table:table-cell table:style-name="ce22" table:formula="of:=VLOOKUP(TEXT([.E61];&quot;@&quot;);[.$A$56:.$B$63];2;1)" office:value-type="float" office:value="6" calcext:value-type="float">
            <text:p>6</text:p>
          </table:table-cell>
          <table:table-cell table:style-name="ce22" table:formula="of:=VLOOKUP(TEXT([.F61];&quot;@&quot;);[.$A$56:.$B$63];2;1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table:formula="of:=VLOOKUP(TEXT([.C62];&quot;@&quot;);[.$A$56:.$B$63];2;1)" office:value-type="float" office:value="9" calcext:value-type="float">
            <text:p>9</text:p>
          </table:table-cell>
          <table:table-cell table:style-name="ce22" table:formula="of:=VLOOKUP(TEXT([.D62];&quot;@&quot;);[.$A$56:.$B$63];2;1)" office:value-type="float" office:value="9" calcext:value-type="float">
            <text:p>9</text:p>
          </table:table-cell>
          <table:table-cell table:style-name="ce22" table:formula="of:=VLOOKUP(TEXT([.E62];&quot;@&quot;);[.$A$56:.$B$63];2;1)" office:value-type="float" office:value="9" calcext:value-type="float">
            <text:p>9</text:p>
          </table:table-cell>
          <table:table-cell table:style-name="ce22" table:formula="of:=VLOOKUP(TEXT([.F62];&quot;@&quot;);[.$A$56:.$B$63];2;1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RTED REAL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MALL([.C$64:.C$70];[.$B72])" office:value-type="float" office:value="3" calcext:value-type="float">
            <text:p>3</text:p>
          </table:table-cell>
          <table:table-cell table:formula="of:=SMALL([.D$64:.D$70];[.$B72])" office:value-type="float" office:value="3" calcext:value-type="float">
            <text:p>3</text:p>
          </table:table-cell>
          <table:table-cell table:formula="of:=SMALL([.E$64:.E$70];[.$B72])" office:value-type="float" office:value="1" calcext:value-type="float">
            <text:p>1</text:p>
          </table:table-cell>
          <table:table-cell table:formula="of:=SMALL([.F$64:.F$70];[.$B72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MALL([.C$64:.C$70];[.$B73])" office:value-type="float" office:value="6" calcext:value-type="float">
            <text:p>6</text:p>
          </table:table-cell>
          <table:table-cell table:formula="of:=SMALL([.D$64:.D$70];[.$B73])" office:value-type="float" office:value="6" calcext:value-type="float">
            <text:p>6</text:p>
          </table:table-cell>
          <table:table-cell table:formula="of:=SMALL([.E$64:.E$70];[.$B73])" office:value-type="float" office:value="2" calcext:value-type="float">
            <text:p>2</text:p>
          </table:table-cell>
          <table:table-cell table:formula="of:=SMALL([.F$64:.F$70];[.$B73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SMALL([.C$64:.C$70];[.$B74])" office:value-type="float" office:value="9" calcext:value-type="float">
            <text:p>9</text:p>
          </table:table-cell>
          <table:table-cell table:formula="of:=SMALL([.D$64:.D$70];[.$B74])" office:value-type="float" office:value="9" calcext:value-type="float">
            <text:p>9</text:p>
          </table:table-cell>
          <table:table-cell table:formula="of:=SMALL([.E$64:.E$70];[.$B74])" office:value-type="float" office:value="3" calcext:value-type="float">
            <text:p>3</text:p>
          </table:table-cell>
          <table:table-cell table:formula="of:=SMALL([.F$64:.F$70];[.$B74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MALL([.C$64:.C$70];[.$B75])" office:value-type="float" office:value="9" calcext:value-type="float">
            <text:p>9</text:p>
          </table:table-cell>
          <table:table-cell table:formula="of:=SMALL([.D$64:.D$70];[.$B75])" office:value-type="float" office:value="9" calcext:value-type="float">
            <text:p>9</text:p>
          </table:table-cell>
          <table:table-cell table:formula="of:=SMALL([.E$64:.E$70];[.$B75])" office:value-type="float" office:value="4" calcext:value-type="float">
            <text:p>4</text:p>
          </table:table-cell>
          <table:table-cell table:formula="of:=SMALL([.F$64:.F$70];[.$B75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MALL([.C$64:.C$70];[.$B76])" office:value-type="float" office:value="9" calcext:value-type="float">
            <text:p>9</text:p>
          </table:table-cell>
          <table:table-cell table:formula="of:=SMALL([.D$64:.D$70];[.$B76])" office:value-type="float" office:value="9" calcext:value-type="float">
            <text:p>9</text:p>
          </table:table-cell>
          <table:table-cell table:formula="of:=SMALL([.E$64:.E$70];[.$B76])" office:value-type="float" office:value="6" calcext:value-type="float">
            <text:p>6</text:p>
          </table:table-cell>
          <table:table-cell table:formula="of:=SMALL([.F$64:.F$70];[.$B76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SMALL([.C$64:.C$70];[.$B77])" office:value-type="float" office:value="9" calcext:value-type="float">
            <text:p>9</text:p>
          </table:table-cell>
          <table:table-cell table:formula="of:=SMALL([.D$64:.D$70];[.$B77])" office:value-type="float" office:value="9" calcext:value-type="float">
            <text:p>9</text:p>
          </table:table-cell>
          <table:table-cell table:formula="of:=SMALL([.E$64:.E$70];[.$B77])" office:value-type="float" office:value="7" calcext:value-type="float">
            <text:p>7</text:p>
          </table:table-cell>
          <table:table-cell table:formula="of:=SMALL([.F$64:.F$70];[.$B77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SMALL([.C$64:.C$70];[.$B78])" office:value-type="float" office:value="9" calcext:value-type="float">
            <text:p>9</text:p>
          </table:table-cell>
          <table:table-cell table:formula="of:=SMALL([.D$64:.D$70];[.$B78])" office:value-type="float" office:value="9" calcext:value-type="float">
            <text:p>9</text:p>
          </table:table-cell>
          <table:table-cell table:formula="of:=SMALL([.E$64:.E$70];[.$B78])" office:value-type="float" office:value="9" calcext:value-type="float">
            <text:p>9</text:p>
          </table:table-cell>
          <table:table-cell table:formula="of:=SMALL([.F$64:.F$70];[.$B78])"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LL-ACTIV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OM.MICROSOFT.CONCAT([.C72:.C78])" office:value-type="string" office:string-value="3699999" calcext:value-type="string">
            <text:p>3699999</text:p>
          </table:table-cell>
          <table:table-cell table:formula="of:=COM.MICROSOFT.CONCAT([.D72:.D78])" office:value-type="string" office:string-value="3699999" calcext:value-type="string">
            <text:p>3699999</text:p>
          </table:table-cell>
          <table:table-cell table:formula="of:=COM.MICROSOFT.CONCAT([.E72:.E78])" office:value-type="string" office:string-value="1234679" calcext:value-type="string">
            <text:p>1234679</text:p>
          </table:table-cell>
          <table:table-cell table:style-name="ce5" table:formula="of:=COM.MICROSOFT.CONCAT([.F72:.F78])" office:value-type="string" office:string-value="3699999" calcext:value-type="string">
            <text:p>369999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float" office:value="1235679" calcext:value-type="float">
            <text:p>12356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3" office:value-type="float" office:value="3699999" calcext:value-type="float">
            <text:p>369999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float" office:value="1345799" calcext:value-type="float">
            <text:p>134579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float" office:value="1346799" calcext:value-type="float">
            <text:p>134679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5" office:value-type="float" office:value="2346999" calcext:value-type="float">
            <text:p>2346999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4" office:value-type="float" office:value="1246799" calcext:value-type="float">
            <text:p>1246799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2" office:value-type="float" office:value="1245679" calcext:value-type="float">
            <text:p>1245679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6" office:value-type="float" office:value="1369999" calcext:value-type="float">
            <text:p>136999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7" office:value-type="float" office:value="1234567" calcext:value-type="float">
            <text:p>1234567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1234679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23" table:formula="of:=VLOOKUP([.C82];[.$A$84:.$B$93];2;0)" office:value-type="float" office:value="1" calcext:value-type="float">
            <text:p>1</text:p>
          </table:table-cell>
          <table:table-cell table:style-name="ce23" table:formula="of:=VLOOKUP([.D82];[.$A$84:.$B$93];2;0)" office:value-type="float" office:value="1" calcext:value-type="float">
            <text:p>1</text:p>
          </table:table-cell>
          <table:table-cell table:style-name="ce23" table:formula="of:=VLOOKUP([.E82];[.$A$84:.$B$93];2;0)" office:value-type="float" office:value="9" calcext:value-type="float">
            <text:p>9</text:p>
          </table:table-cell>
          <table:table-cell table:style-name="ce23" table:formula="of:=VLOOKUP([.F82];[.$A$84:.$B$93];2;0)" office:value-type="float" office:value="1" calcext:value-type="float">
            <text:p>1</text:p>
          </table:table-cell>
          <table:table-cell table:number-columns-repeated="1018"/>
        </table:table-row>
      </table:table>
      <table:table table:name="Лист2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3" table:default-cell-style-name="ce26"/>
        <table:table-column table:style-name="co3" table:number-columns-repeated="3" table:default-cell-style-name="ce18"/>
        <table:table-column table:style-name="co3" table:number-columns-repeated="4" table:default-cell-style-name="Default"/>
        <table:table-row table:style-name="ro1"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ABCEFG</text:p>
          </table:table-cell>
          <table:table-cell table:formula="of:=LEN([.G2])" office:value-type="float" office:value="6" calcext:value-type="float">
            <text:p>6</text:p>
          </table:table-cell>
          <table:table-cell/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02356789</text:p>
          </table:table-cell>
          <table:table-cell table:style-name="ce27" table:formula="of:=LEN([.K2])" office:value-type="float" office:value="8" calcext:value-type="float">
            <text:p>8</text:p>
          </table:table-cell>
        </table:table-row>
        <table:table-row table:style-name="ro1">
          <table:table-cell table:style-name="ce26"/>
          <table:table-cell table:number-columns-repeated="2" table:style-name="ce27" office:value-type="string" calcext:value-type="string">
            <text:p>A</text:p>
          </table:table-cell>
          <table:table-cell table:style-name="ce26"/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CF</text:p>
          </table:table-cell>
          <table:table-cell table:style-name="ce28" table:formula="of:=LEN([.G3])"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045689</text:p>
          </table:table-cell>
          <table:table-cell table:style-name="ce32" table:formula="of:=LEN([.K3])" office:value-type="float" office:value="6" calcext:value-type="float">
            <text:p>6</text:p>
          </table:table-cell>
        </table:table-row>
        <table:table-row table:style-name="ro1">
          <table:table-cell table:style-name="ce27" office:value-type="string" calcext:value-type="string">
            <text:p>B</text:p>
          </table:table-cell>
          <table:table-cell table:style-name="ce26" table:number-columns-repeated="2"/>
          <table:table-cell table:style-name="ce27" office:value-type="string" calcext:value-type="string">
            <text:p>C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ACDEG</text:p>
          </table:table-cell>
          <table:table-cell table:style-name="ce29" table:formula="of:=LEN([.G4])" office:value-type="float" office:value="5" calcext:value-type="float">
            <text:p>5</text:p>
          </table:table-cell>
          <table:table-cell/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01234789</text:p>
          </table:table-cell>
          <table:table-cell table:style-name="ce27" table:formula="of:=LEN([.K4])" office:value-type="float" office:value="8" calcext:value-type="float">
            <text:p>8</text:p>
          </table:table-cell>
        </table:table-row>
        <table:table-row table:style-name="ro1">
          <table:table-cell table:style-name="ce27" office:value-type="string" calcext:value-type="string">
            <text:p>B</text:p>
          </table:table-cell>
          <table:table-cell table:style-name="ce26" table:number-columns-repeated="2"/>
          <table:table-cell table:style-name="ce27" office:value-type="string" calcext:value-type="string">
            <text:p>C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CDFG</text:p>
          </table:table-cell>
          <table:table-cell table:style-name="ce29" table:formula="of:=LEN([.G5])"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345689</text:p>
          </table:table-cell>
          <table:table-cell table:formula="of:=LEN([.K5])" office:value-type="float" office:value="7" calcext:value-type="float">
            <text:p>7</text:p>
          </table:table-cell>
        </table:table-row>
        <table:table-row table:style-name="ro1">
          <table:table-cell table:style-name="ce26"/>
          <table:table-cell table:number-columns-repeated="2" table:style-name="ce28" office:value-type="string" calcext:value-type="string">
            <text:p>D</text:p>
          </table:table-cell>
          <table:table-cell table:style-name="ce26"/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BCDF</text:p>
          </table:table-cell>
          <table:table-cell table:style-name="ce30" table:formula="of:=LEN([.G6])" office:value-type="float" office:value="4" calcext:value-type="float">
            <text:p>4</text:p>
          </table:table-cell>
          <table:table-cell/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0268</text:p>
          </table:table-cell>
          <table:table-cell table:style-name="ce33" table:formula="of:=LEN([.K6])" office:value-type="float" office:value="4" calcext:value-type="float">
            <text:p>4</text:p>
          </table:table-cell>
        </table:table-row>
        <table:table-row table:style-name="ro1">
          <table:table-cell table:style-name="ce27" office:value-type="string" calcext:value-type="string">
            <text:p>E</text:p>
          </table:table-cell>
          <table:table-cell table:style-name="ce26" table:number-columns-repeated="2"/>
          <table:table-cell table:style-name="ce27" office:value-type="string" calcext:value-type="string">
            <text:p>F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ABDFG</text:p>
          </table:table-cell>
          <table:table-cell table:style-name="ce29" table:formula="of:=LEN([.G7])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013456789</text:p>
          </table:table-cell>
          <table:table-cell table:style-name="ce32" table:formula="of:=LEN([.K7])" office:value-type="float" office:value="9" calcext:value-type="float">
            <text:p>9</text:p>
          </table:table-cell>
        </table:table-row>
        <table:table-row table:style-name="ro1">
          <table:table-cell table:style-name="ce27" office:value-type="string" calcext:value-type="string">
            <text:p>E</text:p>
          </table:table-cell>
          <table:table-cell table:style-name="ce26" table:number-columns-repeated="2"/>
          <table:table-cell table:style-name="ce27"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BDEFG</text:p>
          </table:table-cell>
          <table:table-cell table:formula="of:=LEN([.G8])" office:value-type="float" office:value="6" calcext:value-type="float">
            <text:p>6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0235689</text:p>
          </table:table-cell>
          <table:table-cell table:formula="of:=LEN([.K8])" office:value-type="float" office:value="7" calcext:value-type="float">
            <text:p>7</text:p>
          </table:table-cell>
        </table:table-row>
        <table:table-row table:style-name="ro1">
          <table:table-cell table:style-name="ce26"/>
          <table:table-cell table:number-columns-repeated="2" table:style-name="ce28" office:value-type="string" calcext:value-type="string">
            <text:p>G</text:p>
          </table:table-cell>
          <table:table-cell table:style-name="ce26"/>
          <table:table-cell/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CF</text:p>
          </table:table-cell>
          <table:table-cell table:style-name="ce11" table:formula="of:=LEN([.G9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ABCDEFG</text:p>
          </table:table-cell>
          <table:table-cell table:style-name="ce31" table:formula="of:=LEN([.G10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ABCDFG</text:p>
          </table:table-cell>
          <table:table-cell table:formula="of:=LEN([.G11])"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 style:data-style-name="N2" text:time-value="20:31:50.0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9T10:29:54.894000000</meta:creation-date>
    <dc:date>2021-12-09T21:24:42.178000000</dc:date>
    <meta:editing-duration>PT33M26S</meta:editing-duration>
    <meta:editing-cycles>7</meta:editing-cycles>
    <meta:generator>LibreOffice/7.0.0.3$Windows_X86_64 LibreOffice_project/8061b3e9204bef6b321a21033174034a5e2ea88e</meta:generator>
    <meta:document-statistic meta:table-count="2" meta:cell-count="652" meta:object-count="0"/>
  </office:meta>
</office:document-meta>
</file>